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-13195" calcext:value-type="float">
            <text:p>-13195</text:p>
          </table:table-cell>
          <table:table-cell office:value-type="float" office:value="100299.89" calcext:value-type="float">
            <text:p>100299.89</text:p>
          </table:table-cell>
          <table:table-cell office:value-type="float" office:value="100" calcext:value-type="float">
            <text:p>100</text:p>
          </table:table-cell>
          <table:table-cell table:formula="of:=IF([.A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652" calcext:value-type="float">
            <text:p>-10652</text:p>
          </table:table-cell>
          <table:table-cell office:value-type="float" office:value="100299.89" calcext:value-type="float">
            <text:p>100299.89</text:p>
          </table:table-cell>
          <table:table-cell office:value-type="float" office:value="100" calcext:value-type="float">
            <text:p>100</text:p>
          </table:table-cell>
          <table:table-cell table:formula="of:=IF([.A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859" calcext:value-type="float">
            <text:p>-12859</text:p>
          </table:table-cell>
          <table:table-cell office:value-type="float" office:value="101220.34" calcext:value-type="float">
            <text:p>101220.34</text:p>
          </table:table-cell>
          <table:table-cell office:value-type="float" office:value="100" calcext:value-type="float">
            <text:p>100</text:p>
          </table:table-cell>
          <table:table-cell table:formula="of:=IF([.A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6766" calcext:value-type="float">
            <text:p>-6766</text:p>
          </table:table-cell>
          <table:table-cell office:value-type="float" office:value="101220.34" calcext:value-type="float">
            <text:p>101220.34</text:p>
          </table:table-cell>
          <table:table-cell office:value-type="float" office:value="100" calcext:value-type="float">
            <text:p>100</text:p>
          </table:table-cell>
          <table:table-cell table:formula="of:=IF([.A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069" calcext:value-type="float">
            <text:p>-12069</text:p>
          </table:table-cell>
          <table:table-cell office:value-type="float" office:value="101495.17" calcext:value-type="float">
            <text:p>101495.17</text:p>
          </table:table-cell>
          <table:table-cell office:value-type="float" office:value="100" calcext:value-type="float">
            <text:p>100</text:p>
          </table:table-cell>
          <table:table-cell table:formula="of:=IF([.A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101495.17" calcext:value-type="float">
            <text:p>101495.17</text:p>
          </table:table-cell>
          <table:table-cell office:value-type="float" office:value="100" calcext:value-type="float">
            <text:p>100</text:p>
          </table:table-cell>
          <table:table-cell table:formula="of:=IF([.A6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3805" calcext:value-type="float">
            <text:p>-3805</text:p>
          </table:table-cell>
          <table:table-cell office:value-type="float" office:value="101180.45" calcext:value-type="float">
            <text:p>101180.45</text:p>
          </table:table-cell>
          <table:table-cell office:value-type="float" office:value="100" calcext:value-type="float">
            <text:p>100</text:p>
          </table:table-cell>
          <table:table-cell table:formula="of:=IF([.A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870" calcext:value-type="float">
            <text:p>-3870</text:p>
          </table:table-cell>
          <table:table-cell office:value-type="float" office:value="101180.45" calcext:value-type="float">
            <text:p>101180.45</text:p>
          </table:table-cell>
          <table:table-cell office:value-type="float" office:value="100" calcext:value-type="float">
            <text:p>100</text:p>
          </table:table-cell>
          <table:table-cell table:formula="of:=IF([.A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88" calcext:value-type="float">
            <text:p>-2688</text:p>
          </table:table-cell>
          <table:table-cell office:value-type="float" office:value="100737.52" calcext:value-type="float">
            <text:p>100737.52</text:p>
          </table:table-cell>
          <table:table-cell office:value-type="float" office:value="100" calcext:value-type="float">
            <text:p>100</text:p>
          </table:table-cell>
          <table:table-cell table:formula="of:=IF([.A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962" calcext:value-type="float">
            <text:p>-5962</text:p>
          </table:table-cell>
          <table:table-cell office:value-type="float" office:value="100737.52" calcext:value-type="float">
            <text:p>100737.52</text:p>
          </table:table-cell>
          <table:table-cell office:value-type="float" office:value="100" calcext:value-type="float">
            <text:p>100</text:p>
          </table:table-cell>
          <table:table-cell table:formula="of:=IF([.A1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165" calcext:value-type="float">
            <text:p>-4165</text:p>
          </table:table-cell>
          <table:table-cell office:value-type="float" office:value="100697.36" calcext:value-type="float">
            <text:p>100697.36</text:p>
          </table:table-cell>
          <table:table-cell office:value-type="float" office:value="100" calcext:value-type="float">
            <text:p>100</text:p>
          </table:table-cell>
          <table:table-cell table:formula="of:=IF([.A1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837" calcext:value-type="float">
            <text:p>-3837</text:p>
          </table:table-cell>
          <table:table-cell office:value-type="float" office:value="100697.36" calcext:value-type="float">
            <text:p>100697.36</text:p>
          </table:table-cell>
          <table:table-cell office:value-type="float" office:value="100" calcext:value-type="float">
            <text:p>100</text:p>
          </table:table-cell>
          <table:table-cell table:formula="of:=IF([.A1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53" calcext:value-type="float">
            <text:p>-3353</text:p>
          </table:table-cell>
          <table:table-cell office:value-type="float" office:value="100644.96" calcext:value-type="float">
            <text:p>100644.96</text:p>
          </table:table-cell>
          <table:table-cell office:value-type="float" office:value="97.71" calcext:value-type="float">
            <text:p>97.71</text:p>
          </table:table-cell>
          <table:table-cell table:formula="of:=IF([.A1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74" calcext:value-type="float">
            <text:p>-3374</text:p>
          </table:table-cell>
          <table:table-cell office:value-type="float" office:value="100604.11" calcext:value-type="float">
            <text:p>100604.11</text:p>
          </table:table-cell>
          <table:table-cell office:value-type="float" office:value="97.61" calcext:value-type="float">
            <text:p>97.61</text:p>
          </table:table-cell>
          <table:table-cell table:formula="of:=IF([.A1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92" calcext:value-type="float">
            <text:p>-3192</text:p>
          </table:table-cell>
          <table:table-cell office:value-type="float" office:value="100604.11" calcext:value-type="float">
            <text:p>100604.11</text:p>
          </table:table-cell>
          <table:table-cell office:value-type="float" office:value="97.62" calcext:value-type="float">
            <text:p>97.62</text:p>
          </table:table-cell>
          <table:table-cell table:formula="of:=IF([.A1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06" calcext:value-type="float">
            <text:p>-3106</text:p>
          </table:table-cell>
          <table:table-cell office:value-type="float" office:value="100569.07" calcext:value-type="float">
            <text:p>100569.07</text:p>
          </table:table-cell>
          <table:table-cell office:value-type="float" office:value="97.61" calcext:value-type="float">
            <text:p>97.61</text:p>
          </table:table-cell>
          <table:table-cell table:formula="of:=IF([.A1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21" calcext:value-type="float">
            <text:p>-3021</text:p>
          </table:table-cell>
          <table:table-cell office:value-type="float" office:value="100569.07" calcext:value-type="float">
            <text:p>100569.07</text:p>
          </table:table-cell>
          <table:table-cell office:value-type="float" office:value="97.65" calcext:value-type="float">
            <text:p>97.65</text:p>
          </table:table-cell>
          <table:table-cell table:formula="of:=IF([.A1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902" calcext:value-type="float">
            <text:p>-2902</text:p>
          </table:table-cell>
          <table:table-cell office:value-type="float" office:value="100531.77" calcext:value-type="float">
            <text:p>100531.77</text:p>
          </table:table-cell>
          <table:table-cell office:value-type="float" office:value="97.61" calcext:value-type="float">
            <text:p>97.61</text:p>
          </table:table-cell>
          <table:table-cell table:formula="of:=IF([.A1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06" calcext:value-type="float">
            <text:p>-2806</text:p>
          </table:table-cell>
          <table:table-cell office:value-type="float" office:value="100531.77" calcext:value-type="float">
            <text:p>100531.77</text:p>
          </table:table-cell>
          <table:table-cell office:value-type="float" office:value="97.62" calcext:value-type="float">
            <text:p>97.62</text:p>
          </table:table-cell>
          <table:table-cell table:formula="of:=IF([.A1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01" calcext:value-type="float">
            <text:p>-2701</text:p>
          </table:table-cell>
          <table:table-cell office:value-type="float" office:value="100502.58" calcext:value-type="float">
            <text:p>100502.58</text:p>
          </table:table-cell>
          <table:table-cell office:value-type="float" office:value="97.6" calcext:value-type="float">
            <text:p>97.6</text:p>
          </table:table-cell>
          <table:table-cell table:formula="of:=IF([.A2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25" calcext:value-type="float">
            <text:p>-2625</text:p>
          </table:table-cell>
          <table:table-cell office:value-type="float" office:value="100502.58" calcext:value-type="float">
            <text:p>100502.58</text:p>
          </table:table-cell>
          <table:table-cell office:value-type="float" office:value="97" calcext:value-type="float">
            <text:p>97</text:p>
          </table:table-cell>
          <table:table-cell table:formula="of:=IF([.A2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68" calcext:value-type="float">
            <text:p>-3368</text:p>
          </table:table-cell>
          <table:table-cell office:value-type="float" office:value="100618.96" calcext:value-type="float">
            <text:p>100618.96</text:p>
          </table:table-cell>
          <table:table-cell office:value-type="float" office:value="97.61" calcext:value-type="float">
            <text:p>97.61</text:p>
          </table:table-cell>
          <table:table-cell table:formula="of:=IF([.A2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212" calcext:value-type="float">
            <text:p>-3212</text:p>
          </table:table-cell>
          <table:table-cell office:value-type="float" office:value="100618.96" calcext:value-type="float">
            <text:p>100618.96</text:p>
          </table:table-cell>
          <table:table-cell office:value-type="float" office:value="97.62" calcext:value-type="float">
            <text:p>97.62</text:p>
          </table:table-cell>
          <table:table-cell table:formula="of:=IF([.A2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80" calcext:value-type="float">
            <text:p>-3080</text:p>
          </table:table-cell>
          <table:table-cell office:value-type="float" office:value="100578.57" calcext:value-type="float">
            <text:p>100578.57</text:p>
          </table:table-cell>
          <table:table-cell office:value-type="float" office:value="97.62" calcext:value-type="float">
            <text:p>97.62</text:p>
          </table:table-cell>
          <table:table-cell table:formula="of:=IF([.A2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16" calcext:value-type="float">
            <text:p>-3016</text:p>
          </table:table-cell>
          <table:table-cell office:value-type="float" office:value="100578.57" calcext:value-type="float">
            <text:p>100578.57</text:p>
          </table:table-cell>
          <table:table-cell office:value-type="float" office:value="97.57" calcext:value-type="float">
            <text:p>97.57</text:p>
          </table:table-cell>
          <table:table-cell table:formula="of:=IF([.A2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907" calcext:value-type="float">
            <text:p>-2907</text:p>
          </table:table-cell>
          <table:table-cell office:value-type="float" office:value="100541.6" calcext:value-type="float">
            <text:p>100541.6</text:p>
          </table:table-cell>
          <table:table-cell office:value-type="float" office:value="97.63" calcext:value-type="float">
            <text:p>97.63</text:p>
          </table:table-cell>
          <table:table-cell table:formula="of:=IF([.A2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77" calcext:value-type="float">
            <text:p>-2777</text:p>
          </table:table-cell>
          <table:table-cell office:value-type="float" office:value="100512.42" calcext:value-type="float">
            <text:p>100512.42</text:p>
          </table:table-cell>
          <table:table-cell office:value-type="float" office:value="97.61" calcext:value-type="float">
            <text:p>97.61</text:p>
          </table:table-cell>
          <table:table-cell table:formula="of:=IF([.A2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54" calcext:value-type="float">
            <text:p>-2754</text:p>
          </table:table-cell>
          <table:table-cell office:value-type="float" office:value="100512.42" calcext:value-type="float">
            <text:p>100512.42</text:p>
          </table:table-cell>
          <table:table-cell office:value-type="float" office:value="97.65" calcext:value-type="float">
            <text:p>97.65</text:p>
          </table:table-cell>
          <table:table-cell table:formula="of:=IF([.A2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594" calcext:value-type="float">
            <text:p>-2594</text:p>
          </table:table-cell>
          <table:table-cell office:value-type="float" office:value="100485.93" calcext:value-type="float">
            <text:p>100485.93</text:p>
          </table:table-cell>
          <table:table-cell office:value-type="float" office:value="97.55" calcext:value-type="float">
            <text:p>97.55</text:p>
          </table:table-cell>
          <table:table-cell table:formula="of:=IF([.A2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59" calcext:value-type="float">
            <text:p>-2659</text:p>
          </table:table-cell>
          <table:table-cell office:value-type="float" office:value="100485.93" calcext:value-type="float">
            <text:p>100485.93</text:p>
          </table:table-cell>
          <table:table-cell office:value-type="float" office:value="97.62" calcext:value-type="float">
            <text:p>97.62</text:p>
          </table:table-cell>
          <table:table-cell table:formula="of:=IF([.A3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341" calcext:value-type="float">
            <text:p>-2341</text:p>
          </table:table-cell>
          <table:table-cell office:value-type="float" office:value="100455.55" calcext:value-type="float">
            <text:p>100455.55</text:p>
          </table:table-cell>
          <table:table-cell office:value-type="float" office:value="97.57" calcext:value-type="float">
            <text:p>97.57</text:p>
          </table:table-cell>
          <table:table-cell table:formula="of:=IF([.A3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121" calcext:value-type="float">
            <text:p>-2121</text:p>
          </table:table-cell>
          <table:table-cell office:value-type="float" office:value="100455.55" calcext:value-type="float">
            <text:p>100455.55</text:p>
          </table:table-cell>
          <table:table-cell office:value-type="float" office:value="97.65" calcext:value-type="float">
            <text:p>97.65</text:p>
          </table:table-cell>
          <table:table-cell table:formula="of:=IF([.A3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168" calcext:value-type="float">
            <text:p>-2168</text:p>
          </table:table-cell>
          <table:table-cell office:value-type="float" office:value="100432.3" calcext:value-type="float">
            <text:p>100432.3</text:p>
          </table:table-cell>
          <table:table-cell office:value-type="float" office:value="97.65" calcext:value-type="float">
            <text:p>97.65</text:p>
          </table:table-cell>
          <table:table-cell table:formula="of:=IF([.A3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43" calcext:value-type="float">
            <text:p>-1843</text:p>
          </table:table-cell>
          <table:table-cell office:value-type="float" office:value="100432.3" calcext:value-type="float">
            <text:p>100432.3</text:p>
          </table:table-cell>
          <table:table-cell office:value-type="float" office:value="97.62" calcext:value-type="float">
            <text:p>97.62</text:p>
          </table:table-cell>
          <table:table-cell table:formula="of:=IF([.A3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788" calcext:value-type="float">
            <text:p>-1788</text:p>
          </table:table-cell>
          <table:table-cell office:value-type="float" office:value="100407.63" calcext:value-type="float">
            <text:p>100407.63</text:p>
          </table:table-cell>
          <table:table-cell office:value-type="float" office:value="97.59" calcext:value-type="float">
            <text:p>97.59</text:p>
          </table:table-cell>
          <table:table-cell table:formula="of:=IF([.A3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788" calcext:value-type="float">
            <text:p>-1788</text:p>
          </table:table-cell>
          <table:table-cell office:value-type="float" office:value="100407.63" calcext:value-type="float">
            <text:p>100407.63</text:p>
          </table:table-cell>
          <table:table-cell office:value-type="float" office:value="97.62" calcext:value-type="float">
            <text:p>97.62</text:p>
          </table:table-cell>
          <table:table-cell table:formula="of:=IF([.A3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40" calcext:value-type="float">
            <text:p>-1640</text:p>
          </table:table-cell>
          <table:table-cell office:value-type="float" office:value="100391.83" calcext:value-type="float">
            <text:p>100391.83</text:p>
          </table:table-cell>
          <table:table-cell office:value-type="float" office:value="97.6" calcext:value-type="float">
            <text:p>97.6</text:p>
          </table:table-cell>
          <table:table-cell table:formula="of:=IF([.A3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72" calcext:value-type="float">
            <text:p>-1472</text:p>
          </table:table-cell>
          <table:table-cell office:value-type="float" office:value="100391.83" calcext:value-type="float">
            <text:p>100391.83</text:p>
          </table:table-cell>
          <table:table-cell office:value-type="float" office:value="97.57" calcext:value-type="float">
            <text:p>97.57</text:p>
          </table:table-cell>
          <table:table-cell table:formula="of:=IF([.A3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67" calcext:value-type="float">
            <text:p>-1667</text:p>
          </table:table-cell>
          <table:table-cell office:value-type="float" office:value="100372.15" calcext:value-type="float">
            <text:p>100372.15</text:p>
          </table:table-cell>
          <table:table-cell office:value-type="float" office:value="97.63" calcext:value-type="float">
            <text:p>97.63</text:p>
          </table:table-cell>
          <table:table-cell table:formula="of:=IF([.A3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72.15" calcext:value-type="float">
            <text:p>100372.15</text:p>
          </table:table-cell>
          <table:table-cell office:value-type="float" office:value="97.65" calcext:value-type="float">
            <text:p>97.65</text:p>
          </table:table-cell>
          <table:table-cell table:formula="of:=IF([.A4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86" calcext:value-type="float">
            <text:p>-1286</text:p>
          </table:table-cell>
          <table:table-cell office:value-type="float" office:value="100352.71" calcext:value-type="float">
            <text:p>100352.71</text:p>
          </table:table-cell>
          <table:table-cell office:value-type="float" office:value="97.65" calcext:value-type="float">
            <text:p>97.65</text:p>
          </table:table-cell>
          <table:table-cell table:formula="of:=IF([.A4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99" calcext:value-type="float">
            <text:p>-1299</text:p>
          </table:table-cell>
          <table:table-cell office:value-type="float" office:value="100352.71" calcext:value-type="float">
            <text:p>100352.71</text:p>
          </table:table-cell>
          <table:table-cell office:value-type="float" office:value="97.58" calcext:value-type="float">
            <text:p>97.58</text:p>
          </table:table-cell>
          <table:table-cell table:formula="of:=IF([.A4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99" calcext:value-type="float">
            <text:p>-1299</text:p>
          </table:table-cell>
          <table:table-cell office:value-type="float" office:value="100336.75" calcext:value-type="float">
            <text:p>100336.75</text:p>
          </table:table-cell>
          <table:table-cell office:value-type="float" office:value="97.61" calcext:value-type="float">
            <text:p>97.61</text:p>
          </table:table-cell>
          <table:table-cell table:formula="of:=IF([.A4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30" calcext:value-type="float">
            <text:p>-1130</text:p>
          </table:table-cell>
          <table:table-cell office:value-type="float" office:value="100336.75" calcext:value-type="float">
            <text:p>100336.75</text:p>
          </table:table-cell>
          <table:table-cell office:value-type="float" office:value="97.6" calcext:value-type="float">
            <text:p>97.6</text:p>
          </table:table-cell>
          <table:table-cell table:formula="of:=IF([.A4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72" calcext:value-type="float">
            <text:p>-1072</text:p>
          </table:table-cell>
          <table:table-cell office:value-type="float" office:value="100321.04" calcext:value-type="float">
            <text:p>100321.04</text:p>
          </table:table-cell>
          <table:table-cell office:value-type="float" office:value="97.97" calcext:value-type="float">
            <text:p>97.97</text:p>
          </table:table-cell>
          <table:table-cell table:formula="of:=IF([.A4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66" calcext:value-type="float">
            <text:p>-1166</text:p>
          </table:table-cell>
          <table:table-cell office:value-type="float" office:value="100321.04" calcext:value-type="float">
            <text:p>100321.04</text:p>
          </table:table-cell>
          <table:table-cell office:value-type="float" office:value="100" calcext:value-type="float">
            <text:p>100</text:p>
          </table:table-cell>
          <table:table-cell table:formula="of:=IF([.A4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100301.19" calcext:value-type="float">
            <text:p>100301.19</text:p>
          </table:table-cell>
          <table:table-cell office:value-type="float" office:value="100" calcext:value-type="float">
            <text:p>100</text:p>
          </table:table-cell>
          <table:table-cell table:formula="of:=IF([.A4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00301.19" calcext:value-type="float">
            <text:p>100301.19</text:p>
          </table:table-cell>
          <table:table-cell office:value-type="float" office:value="100" calcext:value-type="float">
            <text:p>100</text:p>
          </table:table-cell>
          <table:table-cell table:formula="of:=IF([.A48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100288.66" calcext:value-type="float">
            <text:p>100288.66</text:p>
          </table:table-cell>
          <table:table-cell office:value-type="float" office:value="100" calcext:value-type="float">
            <text:p>100</text:p>
          </table:table-cell>
          <table:table-cell table:formula="of:=IF([.A49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8134" calcext:value-type="float">
            <text:p>-8134</text:p>
          </table:table-cell>
          <table:table-cell office:value-type="float" office:value="100340.63" calcext:value-type="float">
            <text:p>100340.63</text:p>
          </table:table-cell>
          <table:table-cell office:value-type="float" office:value="100" calcext:value-type="float">
            <text:p>100</text:p>
          </table:table-cell>
          <table:table-cell table:formula="of:=IF([.A5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9246" calcext:value-type="float">
            <text:p>-9246</text:p>
          </table:table-cell>
          <table:table-cell office:value-type="float" office:value="100340.63" calcext:value-type="float">
            <text:p>100340.63</text:p>
          </table:table-cell>
          <table:table-cell office:value-type="float" office:value="100" calcext:value-type="float">
            <text:p>100</text:p>
          </table:table-cell>
          <table:table-cell table:formula="of:=IF([.A5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float" office:value="101311.77" calcext:value-type="float">
            <text:p>101311.77</text:p>
          </table:table-cell>
          <table:table-cell office:value-type="float" office:value="100" calcext:value-type="float">
            <text:p>100</text:p>
          </table:table-cell>
          <table:table-cell table:formula="of:=IF([.A52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15283" calcext:value-type="float">
            <text:p>15283</text:p>
          </table:table-cell>
          <table:table-cell office:value-type="float" office:value="101311.77" calcext:value-type="float">
            <text:p>101311.77</text:p>
          </table:table-cell>
          <table:table-cell office:value-type="float" office:value="100" calcext:value-type="float">
            <text:p>100</text:p>
          </table:table-cell>
          <table:table-cell table:formula="of:=IF([.A53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13651" calcext:value-type="float">
            <text:p>-13651</text:p>
          </table:table-cell>
          <table:table-cell office:value-type="float" office:value="101541.46" calcext:value-type="float">
            <text:p>101541.46</text:p>
          </table:table-cell>
          <table:table-cell office:value-type="float" office:value="100" calcext:value-type="float">
            <text:p>100</text:p>
          </table:table-cell>
          <table:table-cell table:formula="of:=IF([.A5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10973" calcext:value-type="float">
            <text:p>10973</text:p>
          </table:table-cell>
          <table:table-cell office:value-type="float" office:value="101541.46" calcext:value-type="float">
            <text:p>101541.46</text:p>
          </table:table-cell>
          <table:table-cell office:value-type="float" office:value="100" calcext:value-type="float">
            <text:p>100</text:p>
          </table:table-cell>
          <table:table-cell table:formula="of:=IF([.A55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2559" calcext:value-type="float">
            <text:p>-2559</text:p>
          </table:table-cell>
          <table:table-cell office:value-type="float" office:value="100900.25" calcext:value-type="float">
            <text:p>100900.25</text:p>
          </table:table-cell>
          <table:table-cell office:value-type="float" office:value="100" calcext:value-type="float">
            <text:p>100</text:p>
          </table:table-cell>
          <table:table-cell table:formula="of:=IF([.A5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6701" calcext:value-type="float">
            <text:p>-6701</text:p>
          </table:table-cell>
          <table:table-cell office:value-type="float" office:value="100900.25" calcext:value-type="float">
            <text:p>100900.25</text:p>
          </table:table-cell>
          <table:table-cell office:value-type="float" office:value="100" calcext:value-type="float">
            <text:p>100</text:p>
          </table:table-cell>
          <table:table-cell table:formula="of:=IF([.A5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08" calcext:value-type="float">
            <text:p>-1108</text:p>
          </table:table-cell>
          <table:table-cell office:value-type="float" office:value="100738.27" calcext:value-type="float">
            <text:p>100738.27</text:p>
          </table:table-cell>
          <table:table-cell office:value-type="float" office:value="100" calcext:value-type="float">
            <text:p>100</text:p>
          </table:table-cell>
          <table:table-cell table:formula="of:=IF([.A5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757" calcext:value-type="float">
            <text:p>-5757</text:p>
          </table:table-cell>
          <table:table-cell office:value-type="float" office:value="100738.27" calcext:value-type="float">
            <text:p>100738.27</text:p>
          </table:table-cell>
          <table:table-cell office:value-type="float" office:value="100" calcext:value-type="float">
            <text:p>100</text:p>
          </table:table-cell>
          <table:table-cell table:formula="of:=IF([.A5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158" calcext:value-type="float">
            <text:p>-4158</text:p>
          </table:table-cell>
          <table:table-cell office:value-type="float" office:value="100690.62" calcext:value-type="float">
            <text:p>100690.62</text:p>
          </table:table-cell>
          <table:table-cell office:value-type="float" office:value="100" calcext:value-type="float">
            <text:p>100</text:p>
          </table:table-cell>
          <table:table-cell table:formula="of:=IF([.A6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852" calcext:value-type="float">
            <text:p>-3852</text:p>
          </table:table-cell>
          <table:table-cell office:value-type="float" office:value="100690.62" calcext:value-type="float">
            <text:p>100690.62</text:p>
          </table:table-cell>
          <table:table-cell office:value-type="float" office:value="100" calcext:value-type="float">
            <text:p>100</text:p>
          </table:table-cell>
          <table:table-cell table:formula="of:=IF([.A6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90" calcext:value-type="float">
            <text:p>-3390</text:p>
          </table:table-cell>
          <table:table-cell office:value-type="float" office:value="100642.96" calcext:value-type="float">
            <text:p>100642.96</text:p>
          </table:table-cell>
          <table:table-cell office:value-type="float" office:value="97.62" calcext:value-type="float">
            <text:p>97.62</text:p>
          </table:table-cell>
          <table:table-cell table:formula="of:=IF([.A6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416" calcext:value-type="float">
            <text:p>-3416</text:p>
          </table:table-cell>
          <table:table-cell office:value-type="float" office:value="100642.96" calcext:value-type="float">
            <text:p>100642.96</text:p>
          </table:table-cell>
          <table:table-cell office:value-type="float" office:value="97.59" calcext:value-type="float">
            <text:p>97.59</text:p>
          </table:table-cell>
          <table:table-cell table:formula="of:=IF([.A6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223" calcext:value-type="float">
            <text:p>-3223</text:p>
          </table:table-cell>
          <table:table-cell office:value-type="float" office:value="100602.66" calcext:value-type="float">
            <text:p>100602.66</text:p>
          </table:table-cell>
          <table:table-cell office:value-type="float" office:value="97.6" calcext:value-type="float">
            <text:p>97.6</text:p>
          </table:table-cell>
          <table:table-cell table:formula="of:=IF([.A6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06" calcext:value-type="float">
            <text:p>-3106</text:p>
          </table:table-cell>
          <table:table-cell office:value-type="float" office:value="100602.66" calcext:value-type="float">
            <text:p>100602.66</text:p>
          </table:table-cell>
          <table:table-cell office:value-type="float" office:value="97.59" calcext:value-type="float">
            <text:p>97.59</text:p>
          </table:table-cell>
          <table:table-cell table:formula="of:=IF([.A6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25" calcext:value-type="float">
            <text:p>-3025</text:p>
          </table:table-cell>
          <table:table-cell office:value-type="float" office:value="100566.11" calcext:value-type="float">
            <text:p>100566.11</text:p>
          </table:table-cell>
          <table:table-cell office:value-type="float" office:value="97.62" calcext:value-type="float">
            <text:p>97.62</text:p>
          </table:table-cell>
          <table:table-cell table:formula="of:=IF([.A6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917" calcext:value-type="float">
            <text:p>-2917</text:p>
          </table:table-cell>
          <table:table-cell office:value-type="float" office:value="100566.11" calcext:value-type="float">
            <text:p>100566.11</text:p>
          </table:table-cell>
          <table:table-cell office:value-type="float" office:value="97.68" calcext:value-type="float">
            <text:p>97.68</text:p>
          </table:table-cell>
          <table:table-cell table:formula="of:=IF([.A6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06" calcext:value-type="float">
            <text:p>-2806</text:p>
          </table:table-cell>
          <table:table-cell office:value-type="float" office:value="100532.38" calcext:value-type="float">
            <text:p>100532.38</text:p>
          </table:table-cell>
          <table:table-cell office:value-type="float" office:value="97.61" calcext:value-type="float">
            <text:p>97.61</text:p>
          </table:table-cell>
          <table:table-cell table:formula="of:=IF([.A6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68" calcext:value-type="float">
            <text:p>-2768</text:p>
          </table:table-cell>
          <table:table-cell office:value-type="float" office:value="100532.38" calcext:value-type="float">
            <text:p>100532.38</text:p>
          </table:table-cell>
          <table:table-cell office:value-type="float" office:value="97.57" calcext:value-type="float">
            <text:p>97.57</text:p>
          </table:table-cell>
          <table:table-cell table:formula="of:=IF([.A6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51" calcext:value-type="float">
            <text:p>-2651</text:p>
          </table:table-cell>
          <table:table-cell office:value-type="float" office:value="100500.78" calcext:value-type="float">
            <text:p>100500.78</text:p>
          </table:table-cell>
          <table:table-cell office:value-type="float" office:value="97.62" calcext:value-type="float">
            <text:p>97.62</text:p>
          </table:table-cell>
          <table:table-cell table:formula="of:=IF([.A7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594" calcext:value-type="float">
            <text:p>-2594</text:p>
          </table:table-cell>
          <table:table-cell office:value-type="float" office:value="100471.95" calcext:value-type="float">
            <text:p>100471.95</text:p>
          </table:table-cell>
          <table:table-cell office:value-type="float" office:value="97.65" calcext:value-type="float">
            <text:p>97.65</text:p>
          </table:table-cell>
          <table:table-cell table:formula="of:=IF([.A7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424" calcext:value-type="float">
            <text:p>-2424</text:p>
          </table:table-cell>
          <table:table-cell office:value-type="float" office:value="100471.95" calcext:value-type="float">
            <text:p>100471.95</text:p>
          </table:table-cell>
          <table:table-cell office:value-type="float" office:value="97.62" calcext:value-type="float">
            <text:p>97.62</text:p>
          </table:table-cell>
          <table:table-cell table:formula="of:=IF([.A7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229" calcext:value-type="float">
            <text:p>-2229</text:p>
          </table:table-cell>
          <table:table-cell office:value-type="float" office:value="100448.71" calcext:value-type="float">
            <text:p>100448.71</text:p>
          </table:table-cell>
          <table:table-cell office:value-type="float" office:value="97.62" calcext:value-type="float">
            <text:p>97.62</text:p>
          </table:table-cell>
          <table:table-cell table:formula="of:=IF([.A7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323" calcext:value-type="float">
            <text:p>-2323</text:p>
          </table:table-cell>
          <table:table-cell office:value-type="float" office:value="100448.71" calcext:value-type="float">
            <text:p>100448.71</text:p>
          </table:table-cell>
          <table:table-cell office:value-type="float" office:value="97.58" calcext:value-type="float">
            <text:p>97.58</text:p>
          </table:table-cell>
          <table:table-cell table:formula="of:=IF([.A7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958" calcext:value-type="float">
            <text:p>-1958</text:p>
          </table:table-cell>
          <table:table-cell office:value-type="float" office:value="100421.01" calcext:value-type="float">
            <text:p>100421.01</text:p>
          </table:table-cell>
          <table:table-cell office:value-type="float" office:value="97.62" calcext:value-type="float">
            <text:p>97.62</text:p>
          </table:table-cell>
          <table:table-cell table:formula="of:=IF([.A7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15" calcext:value-type="float">
            <text:p>-1815</text:p>
          </table:table-cell>
          <table:table-cell office:value-type="float" office:value="100421.01" calcext:value-type="float">
            <text:p>100421.01</text:p>
          </table:table-cell>
          <table:table-cell office:value-type="float" office:value="97.6" calcext:value-type="float">
            <text:p>97.6</text:p>
          </table:table-cell>
          <table:table-cell table:formula="of:=IF([.A7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915" calcext:value-type="float">
            <text:p>-1915</text:p>
          </table:table-cell>
          <table:table-cell office:value-type="float" office:value="100401.33" calcext:value-type="float">
            <text:p>100401.33</text:p>
          </table:table-cell>
          <table:table-cell office:value-type="float" office:value="97.58" calcext:value-type="float">
            <text:p>97.58</text:p>
          </table:table-cell>
          <table:table-cell table:formula="of:=IF([.A7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81" calcext:value-type="float">
            <text:p>-1681</text:p>
          </table:table-cell>
          <table:table-cell office:value-type="float" office:value="100401.33" calcext:value-type="float">
            <text:p>100401.33</text:p>
          </table:table-cell>
          <table:table-cell office:value-type="float" office:value="97.66" calcext:value-type="float">
            <text:p>97.66</text:p>
          </table:table-cell>
          <table:table-cell table:formula="of:=IF([.A7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536" calcext:value-type="float">
            <text:p>-1536</text:p>
          </table:table-cell>
          <table:table-cell office:value-type="float" office:value="100379.99" calcext:value-type="float">
            <text:p>100379.99</text:p>
          </table:table-cell>
          <table:table-cell office:value-type="float" office:value="97.68" calcext:value-type="float">
            <text:p>97.68</text:p>
          </table:table-cell>
          <table:table-cell table:formula="of:=IF([.A7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67" calcext:value-type="float">
            <text:p>-1667</text:p>
          </table:table-cell>
          <table:table-cell office:value-type="float" office:value="100379.99" calcext:value-type="float">
            <text:p>100379.99</text:p>
          </table:table-cell>
          <table:table-cell office:value-type="float" office:value="97.63" calcext:value-type="float">
            <text:p>97.63</text:p>
          </table:table-cell>
          <table:table-cell table:formula="of:=IF([.A8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09" calcext:value-type="float">
            <text:p>-1409</text:p>
          </table:table-cell>
          <table:table-cell office:value-type="float" office:value="100362.89" calcext:value-type="float">
            <text:p>100362.89</text:p>
          </table:table-cell>
          <table:table-cell office:value-type="float" office:value="97.64" calcext:value-type="float">
            <text:p>97.64</text:p>
          </table:table-cell>
          <table:table-cell table:formula="of:=IF([.A8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23" calcext:value-type="float">
            <text:p>-1323</text:p>
          </table:table-cell>
          <table:table-cell office:value-type="float" office:value="100362.89" calcext:value-type="float">
            <text:p>100362.89</text:p>
          </table:table-cell>
          <table:table-cell office:value-type="float" office:value="97.6" calcext:value-type="float">
            <text:p>97.6</text:p>
          </table:table-cell>
          <table:table-cell table:formula="of:=IF([.A8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74" calcext:value-type="float">
            <text:p>-1274</text:p>
          </table:table-cell>
          <table:table-cell office:value-type="float" office:value="100348.32" calcext:value-type="float">
            <text:p>100348.32</text:p>
          </table:table-cell>
          <table:table-cell office:value-type="float" office:value="97.58" calcext:value-type="float">
            <text:p>97.58</text:p>
          </table:table-cell>
          <table:table-cell table:formula="of:=IF([.A8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11" calcext:value-type="float">
            <text:p>-1311</text:p>
          </table:table-cell>
          <table:table-cell office:value-type="float" office:value="100348.32" calcext:value-type="float">
            <text:p>100348.32</text:p>
          </table:table-cell>
          <table:table-cell office:value-type="float" office:value="97.59" calcext:value-type="float">
            <text:p>97.59</text:p>
          </table:table-cell>
          <table:table-cell table:formula="of:=IF([.A8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78" calcext:value-type="float">
            <text:p>-1178</text:p>
          </table:table-cell>
          <table:table-cell office:value-type="float" office:value="100329.39" calcext:value-type="float">
            <text:p>100329.39</text:p>
          </table:table-cell>
          <table:table-cell office:value-type="float" office:value="97.63" calcext:value-type="float">
            <text:p>97.63</text:p>
          </table:table-cell>
          <table:table-cell table:formula="of:=IF([.A8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96" calcext:value-type="float">
            <text:p>-1096</text:p>
          </table:table-cell>
          <table:table-cell office:value-type="float" office:value="100329.39" calcext:value-type="float">
            <text:p>100329.39</text:p>
          </table:table-cell>
          <table:table-cell office:value-type="float" office:value="97.88" calcext:value-type="float">
            <text:p>97.88</text:p>
          </table:table-cell>
          <table:table-cell table:formula="of:=IF([.A8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48" calcext:value-type="float">
            <text:p>-1048</text:p>
          </table:table-cell>
          <table:table-cell office:value-type="float" office:value="100311.44" calcext:value-type="float">
            <text:p>100311.44</text:p>
          </table:table-cell>
          <table:table-cell office:value-type="float" office:value="100" calcext:value-type="float">
            <text:p>100</text:p>
          </table:table-cell>
          <table:table-cell table:formula="of:=IF([.A8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73" calcext:value-type="float">
            <text:p>-573</text:p>
          </table:table-cell>
          <table:table-cell office:value-type="float" office:value="100311.44" calcext:value-type="float">
            <text:p>100311.44</text:p>
          </table:table-cell>
          <table:table-cell office:value-type="float" office:value="100" calcext:value-type="float">
            <text:p>100</text:p>
          </table:table-cell>
          <table:table-cell table:formula="of:=IF([.A88]&lt;0;&quot;&lt;Z&quot;;&quot;&quot;)" office:value-type="string" office:string-value="&lt;Z" calcext:value-type="string">
            <text:p>&lt;Z</text:p>
          </table:table-cell>
          <table:table-cell table:style-name="ce1" table:formula="of:=SUM([.A48:.A88])" office:value-type="float" office:value="-71210" calcext:value-type="float">
            <text:p>-71210</text:p>
          </table:table-cell>
          <table:table-cell table:style-name="ce1" office:value-type="string" calcext:value-type="string">
            <text:p>sum of cycle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00299.64" calcext:value-type="float">
            <text:p>100299.64</text:p>
          </table:table-cell>
          <table:table-cell office:value-type="float" office:value="100" calcext:value-type="float">
            <text:p>100</text:p>
          </table:table-cell>
          <table:table-cell table:formula="of:=IF([.A89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100299.64" calcext:value-type="float">
            <text:p>100299.64</text:p>
          </table:table-cell>
          <table:table-cell office:value-type="float" office:value="100" calcext:value-type="float">
            <text:p>100</text:p>
          </table:table-cell>
          <table:table-cell table:formula="of:=IF([.A90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100299.46" calcext:value-type="float">
            <text:p>100299.46</text:p>
          </table:table-cell>
          <table:table-cell office:value-type="float" office:value="100" calcext:value-type="float">
            <text:p>100</text:p>
          </table:table-cell>
          <table:table-cell table:formula="of:=IF([.A91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16976" calcext:value-type="float">
            <text:p>16976</text:p>
          </table:table-cell>
          <table:table-cell office:value-type="float" office:value="100299.46" calcext:value-type="float">
            <text:p>100299.46</text:p>
          </table:table-cell>
          <table:table-cell office:value-type="float" office:value="100" calcext:value-type="float">
            <text:p>100</text:p>
          </table:table-cell>
          <table:table-cell table:formula="of:=IF([.A92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7088" calcext:value-type="float">
            <text:p>-7088</text:p>
          </table:table-cell>
          <table:table-cell office:value-type="float" office:value="100979.69" calcext:value-type="float">
            <text:p>100979.69</text:p>
          </table:table-cell>
          <table:table-cell office:value-type="float" office:value="100" calcext:value-type="float">
            <text:p>100</text:p>
          </table:table-cell>
          <table:table-cell table:formula="of:=IF([.A9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6622" calcext:value-type="float">
            <text:p>-6622</text:p>
          </table:table-cell>
          <table:table-cell office:value-type="float" office:value="101444.57" calcext:value-type="float">
            <text:p>101444.57</text:p>
          </table:table-cell>
          <table:table-cell office:value-type="float" office:value="100" calcext:value-type="float">
            <text:p>100</text:p>
          </table:table-cell>
          <table:table-cell table:formula="of:=IF([.A9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12694" calcext:value-type="float">
            <text:p>12694</text:p>
          </table:table-cell>
          <table:table-cell office:value-type="float" office:value="101444.57" calcext:value-type="float">
            <text:p>101444.57</text:p>
          </table:table-cell>
          <table:table-cell office:value-type="float" office:value="100" calcext:value-type="float">
            <text:p>100</text:p>
          </table:table-cell>
          <table:table-cell table:formula="of:=IF([.A95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11429" calcext:value-type="float">
            <text:p>11429</text:p>
          </table:table-cell>
          <table:table-cell office:value-type="float" office:value="101582.67" calcext:value-type="float">
            <text:p>101582.67</text:p>
          </table:table-cell>
          <table:table-cell office:value-type="float" office:value="100" calcext:value-type="float">
            <text:p>100</text:p>
          </table:table-cell>
          <table:table-cell table:formula="of:=IF([.A96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01582.67" calcext:value-type="float">
            <text:p>101582.67</text:p>
          </table:table-cell>
          <table:table-cell office:value-type="float" office:value="100" calcext:value-type="float">
            <text:p>100</text:p>
          </table:table-cell>
          <table:table-cell table:formula="of:=IF([.A97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6008" calcext:value-type="float">
            <text:p>-6008</text:p>
          </table:table-cell>
          <table:table-cell office:value-type="float" office:value="100739.07" calcext:value-type="float">
            <text:p>100739.07</text:p>
          </table:table-cell>
          <table:table-cell office:value-type="float" office:value="100" calcext:value-type="float">
            <text:p>100</text:p>
          </table:table-cell>
          <table:table-cell table:formula="of:=IF([.A9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739.07" calcext:value-type="float">
            <text:p>100739.07</text:p>
          </table:table-cell>
          <table:table-cell office:value-type="float" office:value="100" calcext:value-type="float">
            <text:p>100</text:p>
          </table:table-cell>
          <table:table-cell table:formula="of:=IF([.A99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5612" calcext:value-type="float">
            <text:p>-5612</text:p>
          </table:table-cell>
          <table:table-cell office:value-type="float" office:value="100703.84" calcext:value-type="float">
            <text:p>100703.84</text:p>
          </table:table-cell>
          <table:table-cell office:value-type="float" office:value="100" calcext:value-type="float">
            <text:p>100</text:p>
          </table:table-cell>
          <table:table-cell table:formula="of:=IF([.A10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338" calcext:value-type="float">
            <text:p>-4338</text:p>
          </table:table-cell>
          <table:table-cell office:value-type="float" office:value="100703.84" calcext:value-type="float">
            <text:p>100703.84</text:p>
          </table:table-cell>
          <table:table-cell office:value-type="float" office:value="100" calcext:value-type="float">
            <text:p>100</text:p>
          </table:table-cell>
          <table:table-cell table:formula="of:=IF([.A10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794" calcext:value-type="float">
            <text:p>-3794</text:p>
          </table:table-cell>
          <table:table-cell office:value-type="float" office:value="100653.08" calcext:value-type="float">
            <text:p>100653.08</text:p>
          </table:table-cell>
          <table:table-cell office:value-type="float" office:value="100" calcext:value-type="float">
            <text:p>100</text:p>
          </table:table-cell>
          <table:table-cell table:formula="of:=IF([.A10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448" calcext:value-type="float">
            <text:p>-3448</text:p>
          </table:table-cell>
          <table:table-cell office:value-type="float" office:value="100653.08" calcext:value-type="float">
            <text:p>100653.08</text:p>
          </table:table-cell>
          <table:table-cell office:value-type="float" office:value="97.72" calcext:value-type="float">
            <text:p>97.72</text:p>
          </table:table-cell>
          <table:table-cell table:formula="of:=IF([.A10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63" calcext:value-type="float">
            <text:p>-3363</text:p>
          </table:table-cell>
          <table:table-cell office:value-type="float" office:value="100612.23" calcext:value-type="float">
            <text:p>100612.23</text:p>
          </table:table-cell>
          <table:table-cell office:value-type="float" office:value="97.64" calcext:value-type="float">
            <text:p>97.64</text:p>
          </table:table-cell>
          <table:table-cell table:formula="of:=IF([.A10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92" calcext:value-type="float">
            <text:p>-3192</text:p>
          </table:table-cell>
          <table:table-cell office:value-type="float" office:value="100612.23" calcext:value-type="float">
            <text:p>100612.23</text:p>
          </table:table-cell>
          <table:table-cell office:value-type="float" office:value="97.59" calcext:value-type="float">
            <text:p>97.59</text:p>
          </table:table-cell>
          <table:table-cell table:formula="of:=IF([.A10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65" calcext:value-type="float">
            <text:p>-3065</text:p>
          </table:table-cell>
          <table:table-cell office:value-type="float" office:value="100576.3" calcext:value-type="float">
            <text:p>100576.3</text:p>
          </table:table-cell>
          <table:table-cell office:value-type="float" office:value="97.62" calcext:value-type="float">
            <text:p>97.62</text:p>
          </table:table-cell>
          <table:table-cell table:formula="of:=IF([.A10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981" calcext:value-type="float">
            <text:p>-2981</text:p>
          </table:table-cell>
          <table:table-cell office:value-type="float" office:value="100576.3" calcext:value-type="float">
            <text:p>100576.3</text:p>
          </table:table-cell>
          <table:table-cell office:value-type="float" office:value="97.62" calcext:value-type="float">
            <text:p>97.62</text:p>
          </table:table-cell>
          <table:table-cell table:formula="of:=IF([.A10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77" calcext:value-type="float">
            <text:p>-2877</text:p>
          </table:table-cell>
          <table:table-cell office:value-type="float" office:value="100538.55" calcext:value-type="float">
            <text:p>100538.55</text:p>
          </table:table-cell>
          <table:table-cell office:value-type="float" office:value="97.59" calcext:value-type="float">
            <text:p>97.59</text:p>
          </table:table-cell>
          <table:table-cell table:formula="of:=IF([.A10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73" calcext:value-type="float">
            <text:p>-2773</text:p>
          </table:table-cell>
          <table:table-cell office:value-type="float" office:value="100538.55" calcext:value-type="float">
            <text:p>100538.55</text:p>
          </table:table-cell>
          <table:table-cell office:value-type="float" office:value="97.58" calcext:value-type="float">
            <text:p>97.58</text:p>
          </table:table-cell>
          <table:table-cell table:formula="of:=IF([.A10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30" calcext:value-type="float">
            <text:p>-2730</text:p>
          </table:table-cell>
          <table:table-cell office:value-type="float" office:value="100507.86" calcext:value-type="float">
            <text:p>100507.86</text:p>
          </table:table-cell>
          <table:table-cell office:value-type="float" office:value="97.62" calcext:value-type="float">
            <text:p>97.62</text:p>
          </table:table-cell>
          <table:table-cell table:formula="of:=IF([.A11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599" calcext:value-type="float">
            <text:p>-2599</text:p>
          </table:table-cell>
          <table:table-cell office:value-type="float" office:value="100507.86" calcext:value-type="float">
            <text:p>100507.86</text:p>
          </table:table-cell>
          <table:table-cell office:value-type="float" office:value="97.65" calcext:value-type="float">
            <text:p>97.65</text:p>
          </table:table-cell>
          <table:table-cell table:formula="of:=IF([.A11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74" calcext:value-type="float">
            <text:p>-2674</text:p>
          </table:table-cell>
          <table:table-cell office:value-type="float" office:value="100479.38" calcext:value-type="float">
            <text:p>100479.38</text:p>
          </table:table-cell>
          <table:table-cell office:value-type="float" office:value="97.6" calcext:value-type="float">
            <text:p>97.6</text:p>
          </table:table-cell>
          <table:table-cell table:formula="of:=IF([.A11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275" calcext:value-type="float">
            <text:p>-2275</text:p>
          </table:table-cell>
          <table:table-cell office:value-type="float" office:value="100479.38" calcext:value-type="float">
            <text:p>100479.38</text:p>
          </table:table-cell>
          <table:table-cell office:value-type="float" office:value="97.57" calcext:value-type="float">
            <text:p>97.57</text:p>
          </table:table-cell>
          <table:table-cell table:formula="of:=IF([.A11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106" calcext:value-type="float">
            <text:p>-2106</text:p>
          </table:table-cell>
          <table:table-cell office:value-type="float" office:value="100455.1" calcext:value-type="float">
            <text:p>100455.1</text:p>
          </table:table-cell>
          <table:table-cell office:value-type="float" office:value="97.62" calcext:value-type="float">
            <text:p>97.62</text:p>
          </table:table-cell>
          <table:table-cell table:formula="of:=IF([.A11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075" calcext:value-type="float">
            <text:p>-2075</text:p>
          </table:table-cell>
          <table:table-cell office:value-type="float" office:value="100427.92" calcext:value-type="float">
            <text:p>100427.92</text:p>
          </table:table-cell>
          <table:table-cell office:value-type="float" office:value="97.62" calcext:value-type="float">
            <text:p>97.62</text:p>
          </table:table-cell>
          <table:table-cell table:formula="of:=IF([.A11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72" calcext:value-type="float">
            <text:p>-1872</text:p>
          </table:table-cell>
          <table:table-cell office:value-type="float" office:value="100427.92" calcext:value-type="float">
            <text:p>100427.92</text:p>
          </table:table-cell>
          <table:table-cell office:value-type="float" office:value="97.62" calcext:value-type="float">
            <text:p>97.62</text:p>
          </table:table-cell>
          <table:table-cell table:formula="of:=IF([.A11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774" calcext:value-type="float">
            <text:p>-1774</text:p>
          </table:table-cell>
          <table:table-cell office:value-type="float" office:value="100409.22" calcext:value-type="float">
            <text:p>100409.22</text:p>
          </table:table-cell>
          <table:table-cell office:value-type="float" office:value="97.69" calcext:value-type="float">
            <text:p>97.69</text:p>
          </table:table-cell>
          <table:table-cell table:formula="of:=IF([.A11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58" calcext:value-type="float">
            <text:p>-1858</text:p>
          </table:table-cell>
          <table:table-cell office:value-type="float" office:value="100409.22" calcext:value-type="float">
            <text:p>100409.22</text:p>
          </table:table-cell>
          <table:table-cell office:value-type="float" office:value="97.61" calcext:value-type="float">
            <text:p>97.61</text:p>
          </table:table-cell>
          <table:table-cell table:formula="of:=IF([.A11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13" calcext:value-type="float">
            <text:p>-1613</text:p>
          </table:table-cell>
          <table:table-cell office:value-type="float" office:value="100390.24" calcext:value-type="float">
            <text:p>100390.24</text:p>
          </table:table-cell>
          <table:table-cell office:value-type="float" office:value="97.6" calcext:value-type="float">
            <text:p>97.6</text:p>
          </table:table-cell>
          <table:table-cell table:formula="of:=IF([.A11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98" calcext:value-type="float">
            <text:p>-1498</text:p>
          </table:table-cell>
          <table:table-cell office:value-type="float" office:value="100390.24" calcext:value-type="float">
            <text:p>100390.24</text:p>
          </table:table-cell>
          <table:table-cell office:value-type="float" office:value="97.56" calcext:value-type="float">
            <text:p>97.56</text:p>
          </table:table-cell>
          <table:table-cell table:formula="of:=IF([.A12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67" calcext:value-type="float">
            <text:p>-1667</text:p>
          </table:table-cell>
          <table:table-cell office:value-type="float" office:value="100367.55" calcext:value-type="float">
            <text:p>100367.55</text:p>
          </table:table-cell>
          <table:table-cell office:value-type="float" office:value="97.63" calcext:value-type="float">
            <text:p>97.63</text:p>
          </table:table-cell>
          <table:table-cell table:formula="of:=IF([.A12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72" calcext:value-type="float">
            <text:p>-1372</text:p>
          </table:table-cell>
          <table:table-cell office:value-type="float" office:value="100367.55" calcext:value-type="float">
            <text:p>100367.55</text:p>
          </table:table-cell>
          <table:table-cell office:value-type="float" office:value="97.64" calcext:value-type="float">
            <text:p>97.64</text:p>
          </table:table-cell>
          <table:table-cell table:formula="of:=IF([.A12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74" calcext:value-type="float">
            <text:p>-1274</text:p>
          </table:table-cell>
          <table:table-cell office:value-type="float" office:value="100351.38" calcext:value-type="float">
            <text:p>100351.38</text:p>
          </table:table-cell>
          <table:table-cell office:value-type="float" office:value="97.62" calcext:value-type="float">
            <text:p>97.62</text:p>
          </table:table-cell>
          <table:table-cell table:formula="of:=IF([.A12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63" calcext:value-type="float">
            <text:p>-1263</text:p>
          </table:table-cell>
          <table:table-cell office:value-type="float" office:value="100351.38" calcext:value-type="float">
            <text:p>100351.38</text:p>
          </table:table-cell>
          <table:table-cell office:value-type="float" office:value="97.65" calcext:value-type="float">
            <text:p>97.65</text:p>
          </table:table-cell>
          <table:table-cell table:formula="of:=IF([.A12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23" calcext:value-type="float">
            <text:p>-1323</text:p>
          </table:table-cell>
          <table:table-cell office:value-type="float" office:value="100331.3" calcext:value-type="float">
            <text:p>100331.3</text:p>
          </table:table-cell>
          <table:table-cell office:value-type="float" office:value="97.6" calcext:value-type="float">
            <text:p>97.6</text:p>
          </table:table-cell>
          <table:table-cell table:formula="of:=IF([.A12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54" calcext:value-type="float">
            <text:p>-1154</text:p>
          </table:table-cell>
          <table:table-cell office:value-type="float" office:value="100331.3" calcext:value-type="float">
            <text:p>100331.3</text:p>
          </table:table-cell>
          <table:table-cell office:value-type="float" office:value="97.56" calcext:value-type="float">
            <text:p>97.56</text:p>
          </table:table-cell>
          <table:table-cell table:formula="of:=IF([.A12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18" calcext:value-type="float">
            <text:p>-1118</text:p>
          </table:table-cell>
          <table:table-cell office:value-type="float" office:value="100317.2" calcext:value-type="float">
            <text:p>100317.2</text:p>
          </table:table-cell>
          <table:table-cell office:value-type="float" office:value="97.86" calcext:value-type="float">
            <text:p>97.86</text:p>
          </table:table-cell>
          <table:table-cell table:formula="of:=IF([.A12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24" calcext:value-type="float">
            <text:p>-1024</text:p>
          </table:table-cell>
          <table:table-cell office:value-type="float" office:value="100317.2" calcext:value-type="float">
            <text:p>100317.2</text:p>
          </table:table-cell>
          <table:table-cell office:value-type="float" office:value="100" calcext:value-type="float">
            <text:p>100</text:p>
          </table:table-cell>
          <table:table-cell table:formula="of:=IF([.A12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100299.24" calcext:value-type="float">
            <text:p>100299.24</text:p>
          </table:table-cell>
          <table:table-cell office:value-type="float" office:value="100" calcext:value-type="float">
            <text:p>100</text:p>
          </table:table-cell>
          <table:table-cell table:formula="of:=IF([.A129]&lt;0;&quot;&lt;Z&quot;;&quot;&quot;)" office:value-type="string" office:string-value="&lt;Z" calcext:value-type="string">
            <text:p>&lt;Z</text:p>
          </table:table-cell>
          <table:table-cell table:formula="of:=SUM([.A89:.A129])" office:value-type="float" office:value="-33870" calcext:value-type="float">
            <text:p>-33870</text:p>
          </table:table-cell>
          <table:table-cell table:number-columns-repeated="2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00299.24" calcext:value-type="float">
            <text:p>100299.24</text:p>
          </table:table-cell>
          <table:table-cell office:value-type="float" office:value="100" calcext:value-type="float">
            <text:p>100</text:p>
          </table:table-cell>
          <table:table-cell table:formula="of:=IF([.A130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100288.3" calcext:value-type="float">
            <text:p>100288.3</text:p>
          </table:table-cell>
          <table:table-cell office:value-type="float" office:value="100" calcext:value-type="float">
            <text:p>100</text:p>
          </table:table-cell>
          <table:table-cell table:formula="of:=IF([.A131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float" office:value="100288.3" calcext:value-type="float">
            <text:p>100288.3</text:p>
          </table:table-cell>
          <table:table-cell office:value-type="float" office:value="100" calcext:value-type="float">
            <text:p>100</text:p>
          </table:table-cell>
          <table:table-cell table:formula="of:=IF([.A132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float" office:value="100465.34" calcext:value-type="float">
            <text:p>100465.34</text:p>
          </table:table-cell>
          <table:table-cell office:value-type="float" office:value="100" calcext:value-type="float">
            <text:p>100</text:p>
          </table:table-cell>
          <table:table-cell table:formula="of:=IF([.A13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100465.34" calcext:value-type="float">
            <text:p>100465.34</text:p>
          </table:table-cell>
          <table:table-cell office:value-type="float" office:value="100" calcext:value-type="float">
            <text:p>100</text:p>
          </table:table-cell>
          <table:table-cell table:formula="of:=IF([.A134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101389.89" calcext:value-type="float">
            <text:p>101389.89</text:p>
          </table:table-cell>
          <table:table-cell office:value-type="float" office:value="100" calcext:value-type="float">
            <text:p>100</text:p>
          </table:table-cell>
          <table:table-cell table:formula="of:=IF([.A135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float" office:value="101389.89" calcext:value-type="float">
            <text:p>101389.89</text:p>
          </table:table-cell>
          <table:table-cell office:value-type="float" office:value="100" calcext:value-type="float">
            <text:p>100</text:p>
          </table:table-cell>
          <table:table-cell table:formula="of:=IF([.A136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6921" calcext:value-type="float">
            <text:p>-6921</text:p>
          </table:table-cell>
          <table:table-cell office:value-type="float" office:value="101587.22" calcext:value-type="float">
            <text:p>101587.22</text:p>
          </table:table-cell>
          <table:table-cell office:value-type="float" office:value="100" calcext:value-type="float">
            <text:p>100</text:p>
          </table:table-cell>
          <table:table-cell table:formula="of:=IF([.A13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00783.68" calcext:value-type="float">
            <text:p>100783.68</text:p>
          </table:table-cell>
          <table:table-cell office:value-type="float" office:value="100" calcext:value-type="float">
            <text:p>100</text:p>
          </table:table-cell>
          <table:table-cell table:formula="of:=IF([.A138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3652" calcext:value-type="float">
            <text:p>-3652</text:p>
          </table:table-cell>
          <table:table-cell office:value-type="float" office:value="100783.68" calcext:value-type="float">
            <text:p>100783.68</text:p>
          </table:table-cell>
          <table:table-cell office:value-type="float" office:value="100" calcext:value-type="float">
            <text:p>100</text:p>
          </table:table-cell>
          <table:table-cell table:formula="of:=IF([.A13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942" calcext:value-type="float">
            <text:p>-3942</text:p>
          </table:table-cell>
          <table:table-cell office:value-type="float" office:value="100731.36" calcext:value-type="float">
            <text:p>100731.36</text:p>
          </table:table-cell>
          <table:table-cell office:value-type="float" office:value="100" calcext:value-type="float">
            <text:p>100</text:p>
          </table:table-cell>
          <table:table-cell table:formula="of:=IF([.A14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827" calcext:value-type="float">
            <text:p>-5827</text:p>
          </table:table-cell>
          <table:table-cell office:value-type="float" office:value="100731.36" calcext:value-type="float">
            <text:p>100731.36</text:p>
          </table:table-cell>
          <table:table-cell office:value-type="float" office:value="100" calcext:value-type="float">
            <text:p>100</text:p>
          </table:table-cell>
          <table:table-cell table:formula="of:=IF([.A14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115" calcext:value-type="float">
            <text:p>-4115</text:p>
          </table:table-cell>
          <table:table-cell office:value-type="float" office:value="100687.33" calcext:value-type="float">
            <text:p>100687.33</text:p>
          </table:table-cell>
          <table:table-cell office:value-type="float" office:value="100" calcext:value-type="float">
            <text:p>100</text:p>
          </table:table-cell>
          <table:table-cell table:formula="of:=IF([.A14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766" calcext:value-type="float">
            <text:p>-3766</text:p>
          </table:table-cell>
          <table:table-cell office:value-type="float" office:value="100687.33" calcext:value-type="float">
            <text:p>100687.33</text:p>
          </table:table-cell>
          <table:table-cell office:value-type="float" office:value="100" calcext:value-type="float">
            <text:p>100</text:p>
          </table:table-cell>
          <table:table-cell table:formula="of:=IF([.A14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22" calcext:value-type="float">
            <text:p>-3322</text:p>
          </table:table-cell>
          <table:table-cell office:value-type="float" office:value="100637.88" calcext:value-type="float">
            <text:p>100637.88</text:p>
          </table:table-cell>
          <table:table-cell office:value-type="float" office:value="97.97" calcext:value-type="float">
            <text:p>97.97</text:p>
          </table:table-cell>
          <table:table-cell table:formula="of:=IF([.A14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74" calcext:value-type="float">
            <text:p>-3374</text:p>
          </table:table-cell>
          <table:table-cell office:value-type="float" office:value="100637.88" calcext:value-type="float">
            <text:p>100637.88</text:p>
          </table:table-cell>
          <table:table-cell office:value-type="float" office:value="97.47" calcext:value-type="float">
            <text:p>97.47</text:p>
          </table:table-cell>
          <table:table-cell table:formula="of:=IF([.A14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212" calcext:value-type="float">
            <text:p>-3212</text:p>
          </table:table-cell>
          <table:table-cell office:value-type="float" office:value="100602.1" calcext:value-type="float">
            <text:p>100602.1</text:p>
          </table:table-cell>
          <table:table-cell office:value-type="float" office:value="97.43" calcext:value-type="float">
            <text:p>97.43</text:p>
          </table:table-cell>
          <table:table-cell table:formula="of:=IF([.A14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75" calcext:value-type="float">
            <text:p>-3075</text:p>
          </table:table-cell>
          <table:table-cell office:value-type="float" office:value="100602.1" calcext:value-type="float">
            <text:p>100602.1</text:p>
          </table:table-cell>
          <table:table-cell office:value-type="float" office:value="97.44" calcext:value-type="float">
            <text:p>97.44</text:p>
          </table:table-cell>
          <table:table-cell table:formula="of:=IF([.A14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06" calcext:value-type="float">
            <text:p>-3006</text:p>
          </table:table-cell>
          <table:table-cell office:value-type="float" office:value="100564.11" calcext:value-type="float">
            <text:p>100564.11</text:p>
          </table:table-cell>
          <table:table-cell office:value-type="float" office:value="97.43" calcext:value-type="float">
            <text:p>97.43</text:p>
          </table:table-cell>
          <table:table-cell table:formula="of:=IF([.A14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902" calcext:value-type="float">
            <text:p>-2902</text:p>
          </table:table-cell>
          <table:table-cell office:value-type="float" office:value="100564.11" calcext:value-type="float">
            <text:p>100564.11</text:p>
          </table:table-cell>
          <table:table-cell office:value-type="float" office:value="97.44" calcext:value-type="float">
            <text:p>97.44</text:p>
          </table:table-cell>
          <table:table-cell table:formula="of:=IF([.A14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20" calcext:value-type="float">
            <text:p>-2820</text:p>
          </table:table-cell>
          <table:table-cell office:value-type="float" office:value="100530.61" calcext:value-type="float">
            <text:p>100530.61</text:p>
          </table:table-cell>
          <table:table-cell office:value-type="float" office:value="97.43" calcext:value-type="float">
            <text:p>97.43</text:p>
          </table:table-cell>
          <table:table-cell table:formula="of:=IF([.A15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44" calcext:value-type="float">
            <text:p>-2744</text:p>
          </table:table-cell>
          <table:table-cell office:value-type="float" office:value="100530.61" calcext:value-type="float">
            <text:p>100530.61</text:p>
          </table:table-cell>
          <table:table-cell office:value-type="float" office:value="97.45" calcext:value-type="float">
            <text:p>97.45</text:p>
          </table:table-cell>
          <table:table-cell table:formula="of:=IF([.A15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60" calcext:value-type="float">
            <text:p>-2660</text:p>
          </table:table-cell>
          <table:table-cell office:value-type="float" office:value="100500.16" calcext:value-type="float">
            <text:p>100500.16</text:p>
          </table:table-cell>
          <table:table-cell office:value-type="float" office:value="97.42" calcext:value-type="float">
            <text:p>97.42</text:p>
          </table:table-cell>
          <table:table-cell table:formula="of:=IF([.A15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524" calcext:value-type="float">
            <text:p>-2524</text:p>
          </table:table-cell>
          <table:table-cell office:value-type="float" office:value="100500.16" calcext:value-type="float">
            <text:p>100500.16</text:p>
          </table:table-cell>
          <table:table-cell office:value-type="float" office:value="97.43" calcext:value-type="float">
            <text:p>97.43</text:p>
          </table:table-cell>
          <table:table-cell table:formula="of:=IF([.A15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567" calcext:value-type="float">
            <text:p>-2567</text:p>
          </table:table-cell>
          <table:table-cell office:value-type="float" office:value="100474.14" calcext:value-type="float">
            <text:p>100474.14</text:p>
          </table:table-cell>
          <table:table-cell office:value-type="float" office:value="97.44" calcext:value-type="float">
            <text:p>97.44</text:p>
          </table:table-cell>
          <table:table-cell table:formula="of:=IF([.A15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183" calcext:value-type="float">
            <text:p>-2183</text:p>
          </table:table-cell>
          <table:table-cell office:value-type="float" office:value="100474.14" calcext:value-type="float">
            <text:p>100474.14</text:p>
          </table:table-cell>
          <table:table-cell office:value-type="float" office:value="97.42" calcext:value-type="float">
            <text:p>97.42</text:p>
          </table:table-cell>
          <table:table-cell table:formula="of:=IF([.A15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424" calcext:value-type="float">
            <text:p>-2424</text:p>
          </table:table-cell>
          <table:table-cell office:value-type="float" office:value="100448.42" calcext:value-type="float">
            <text:p>100448.42</text:p>
          </table:table-cell>
          <table:table-cell office:value-type="float" office:value="97.43" calcext:value-type="float">
            <text:p>97.43</text:p>
          </table:table-cell>
          <table:table-cell table:formula="of:=IF([.A15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972" calcext:value-type="float">
            <text:p>-1972</text:p>
          </table:table-cell>
          <table:table-cell office:value-type="float" office:value="100448.42" calcext:value-type="float">
            <text:p>100448.42</text:p>
          </table:table-cell>
          <table:table-cell office:value-type="float" office:value="97.48" calcext:value-type="float">
            <text:p>97.48</text:p>
          </table:table-cell>
          <table:table-cell table:formula="of:=IF([.A15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29" calcext:value-type="float">
            <text:p>-1829</text:p>
          </table:table-cell>
          <table:table-cell office:value-type="float" office:value="100424.77" calcext:value-type="float">
            <text:p>100424.77</text:p>
          </table:table-cell>
          <table:table-cell office:value-type="float" office:value="97.46" calcext:value-type="float">
            <text:p>97.46</text:p>
          </table:table-cell>
          <table:table-cell table:formula="of:=IF([.A15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54" calcext:value-type="float">
            <text:p>-1654</text:p>
          </table:table-cell>
          <table:table-cell office:value-type="float" office:value="100404.39" calcext:value-type="float">
            <text:p>100404.39</text:p>
          </table:table-cell>
          <table:table-cell office:value-type="float" office:value="97.44" calcext:value-type="float">
            <text:p>97.44</text:p>
          </table:table-cell>
          <table:table-cell table:formula="of:=IF([.A15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720" calcext:value-type="float">
            <text:p>-1720</text:p>
          </table:table-cell>
          <table:table-cell office:value-type="float" office:value="100404.39" calcext:value-type="float">
            <text:p>100404.39</text:p>
          </table:table-cell>
          <table:table-cell office:value-type="float" office:value="97.44" calcext:value-type="float">
            <text:p>97.44</text:p>
          </table:table-cell>
          <table:table-cell table:formula="of:=IF([.A16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27" calcext:value-type="float">
            <text:p>-1627</text:p>
          </table:table-cell>
          <table:table-cell office:value-type="float" office:value="100386.61" calcext:value-type="float">
            <text:p>100386.61</text:p>
          </table:table-cell>
          <table:table-cell office:value-type="float" office:value="97.46" calcext:value-type="float">
            <text:p>97.46</text:p>
          </table:table-cell>
          <table:table-cell table:formula="of:=IF([.A16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86.61" calcext:value-type="float">
            <text:p>100386.61</text:p>
          </table:table-cell>
          <table:table-cell office:value-type="float" office:value="97.43" calcext:value-type="float">
            <text:p>97.43</text:p>
          </table:table-cell>
          <table:table-cell table:formula="of:=IF([.A16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00" calcext:value-type="float">
            <text:p>-1600</text:p>
          </table:table-cell>
          <table:table-cell office:value-type="float" office:value="100363.64" calcext:value-type="float">
            <text:p>100363.64</text:p>
          </table:table-cell>
          <table:table-cell office:value-type="float" office:value="97.45" calcext:value-type="float">
            <text:p>97.45</text:p>
          </table:table-cell>
          <table:table-cell table:formula="of:=IF([.A16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09" calcext:value-type="float">
            <text:p>-1409</text:p>
          </table:table-cell>
          <table:table-cell office:value-type="float" office:value="100363.64" calcext:value-type="float">
            <text:p>100363.64</text:p>
          </table:table-cell>
          <table:table-cell office:value-type="float" office:value="97.46" calcext:value-type="float">
            <text:p>97.46</text:p>
          </table:table-cell>
          <table:table-cell table:formula="of:=IF([.A16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86" calcext:value-type="float">
            <text:p>-1286</text:p>
          </table:table-cell>
          <table:table-cell office:value-type="float" office:value="100348.62" calcext:value-type="float">
            <text:p>100348.62</text:p>
          </table:table-cell>
          <table:table-cell office:value-type="float" office:value="97.44" calcext:value-type="float">
            <text:p>97.44</text:p>
          </table:table-cell>
          <table:table-cell table:formula="of:=IF([.A16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26" calcext:value-type="float">
            <text:p>-1226</text:p>
          </table:table-cell>
          <table:table-cell office:value-type="float" office:value="100348.62" calcext:value-type="float">
            <text:p>100348.62</text:p>
          </table:table-cell>
          <table:table-cell office:value-type="float" office:value="97.42" calcext:value-type="float">
            <text:p>97.42</text:p>
          </table:table-cell>
          <table:table-cell table:formula="of:=IF([.A16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02" calcext:value-type="float">
            <text:p>-1202</text:p>
          </table:table-cell>
          <table:table-cell office:value-type="float" office:value="100332.28" calcext:value-type="float">
            <text:p>100332.28</text:p>
          </table:table-cell>
          <table:table-cell office:value-type="float" office:value="97.48" calcext:value-type="float">
            <text:p>97.48</text:p>
          </table:table-cell>
          <table:table-cell table:formula="of:=IF([.A16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30" calcext:value-type="float">
            <text:p>-1130</text:p>
          </table:table-cell>
          <table:table-cell office:value-type="float" office:value="100332.28" calcext:value-type="float">
            <text:p>100332.28</text:p>
          </table:table-cell>
          <table:table-cell office:value-type="float" office:value="97.45" calcext:value-type="float">
            <text:p>97.45</text:p>
          </table:table-cell>
          <table:table-cell table:formula="of:=IF([.A16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60" calcext:value-type="float">
            <text:p>-1060</text:p>
          </table:table-cell>
          <table:table-cell office:value-type="float" office:value="100312.25" calcext:value-type="float">
            <text:p>100312.25</text:p>
          </table:table-cell>
          <table:table-cell office:value-type="float" office:value="97.69" calcext:value-type="float">
            <text:p>97.69</text:p>
          </table:table-cell>
          <table:table-cell table:formula="of:=IF([.A16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72" calcext:value-type="float">
            <text:p>-1072</text:p>
          </table:table-cell>
          <table:table-cell office:value-type="float" office:value="100312.25" calcext:value-type="float">
            <text:p>100312.25</text:p>
          </table:table-cell>
          <table:table-cell office:value-type="float" office:value="98.21" calcext:value-type="float">
            <text:p>98.21</text:p>
          </table:table-cell>
          <table:table-cell table:formula="of:=IF([.A17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60" calcext:value-type="float">
            <text:p>-1060</text:p>
          </table:table-cell>
          <table:table-cell office:value-type="float" office:value="100296.42" calcext:value-type="float">
            <text:p>100296.42</text:p>
          </table:table-cell>
          <table:table-cell office:value-type="float" office:value="100" calcext:value-type="float">
            <text:p>100</text:p>
          </table:table-cell>
          <table:table-cell table:formula="of:=IF([.A17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03" calcext:value-type="float">
            <text:p>-503</text:p>
          </table:table-cell>
          <table:table-cell office:value-type="float" office:value="100296.42" calcext:value-type="float">
            <text:p>100296.42</text:p>
          </table:table-cell>
          <table:table-cell office:value-type="float" office:value="100" calcext:value-type="float">
            <text:p>100</text:p>
          </table:table-cell>
          <table:table-cell table:formula="of:=IF([.A172]&lt;0;&quot;&lt;Z&quot;;&quot;&quot;)" office:value-type="string" office:string-value="&lt;Z" calcext:value-type="string">
            <text:p>&lt;Z</text:p>
          </table:table-cell>
          <table:table-cell table:formula="of:=SUM([.A130:.A172])" office:value-type="float" office:value="-51539" calcext:value-type="float">
            <text:p>-51539</text:p>
          </table:table-cell>
          <table:table-cell table:number-columns-repeated="2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100285.54" calcext:value-type="float">
            <text:p>100285.54</text:p>
          </table:table-cell>
          <table:table-cell office:value-type="float" office:value="100" calcext:value-type="float">
            <text:p>100</text:p>
          </table:table-cell>
          <table:table-cell table:formula="of:=IF([.A173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00285.54" calcext:value-type="float">
            <text:p>100285.54</text:p>
          </table:table-cell>
          <table:table-cell office:value-type="float" office:value="100" calcext:value-type="float">
            <text:p>100</text:p>
          </table:table-cell>
          <table:table-cell table:formula="of:=IF([.A174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18072" calcext:value-type="float">
            <text:p>18072</text:p>
          </table:table-cell>
          <table:table-cell office:value-type="float" office:value="100288.88" calcext:value-type="float">
            <text:p>100288.88</text:p>
          </table:table-cell>
          <table:table-cell office:value-type="float" office:value="100" calcext:value-type="float">
            <text:p>100</text:p>
          </table:table-cell>
          <table:table-cell table:formula="of:=IF([.A175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00288.88" calcext:value-type="float">
            <text:p>100288.88</text:p>
          </table:table-cell>
          <table:table-cell office:value-type="float" office:value="100" calcext:value-type="float">
            <text:p>100</text:p>
          </table:table-cell>
          <table:table-cell table:formula="of:=IF([.A176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19876" calcext:value-type="float">
            <text:p>-19876</text:p>
          </table:table-cell>
          <table:table-cell office:value-type="float" office:value="101066.02" calcext:value-type="float">
            <text:p>101066.02</text:p>
          </table:table-cell>
          <table:table-cell office:value-type="float" office:value="100" calcext:value-type="float">
            <text:p>100</text:p>
          </table:table-cell>
          <table:table-cell table:formula="of:=IF([.A17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float" office:value="101066.02" calcext:value-type="float">
            <text:p>101066.02</text:p>
          </table:table-cell>
          <table:table-cell office:value-type="float" office:value="100" calcext:value-type="float">
            <text:p>100</text:p>
          </table:table-cell>
          <table:table-cell table:formula="of:=IF([.A178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101481.94" calcext:value-type="float">
            <text:p>101481.94</text:p>
          </table:table-cell>
          <table:table-cell office:value-type="float" office:value="100" calcext:value-type="float">
            <text:p>100</text:p>
          </table:table-cell>
          <table:table-cell table:formula="of:=IF([.A179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101481.94" calcext:value-type="float">
            <text:p>101481.94</text:p>
          </table:table-cell>
          <table:table-cell office:value-type="float" office:value="100" calcext:value-type="float">
            <text:p>100</text:p>
          </table:table-cell>
          <table:table-cell table:formula="of:=IF([.A180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4581" calcext:value-type="float">
            <text:p>-4581</text:p>
          </table:table-cell>
          <table:table-cell office:value-type="float" office:value="101576.92" calcext:value-type="float">
            <text:p>101576.92</text:p>
          </table:table-cell>
          <table:table-cell office:value-type="float" office:value="100" calcext:value-type="float">
            <text:p>100</text:p>
          </table:table-cell>
          <table:table-cell table:formula="of:=IF([.A18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890" calcext:value-type="float">
            <text:p>-4890</text:p>
          </table:table-cell>
          <table:table-cell office:value-type="float" office:value="100734.64" calcext:value-type="float">
            <text:p>100734.64</text:p>
          </table:table-cell>
          <table:table-cell office:value-type="float" office:value="100" calcext:value-type="float">
            <text:p>100</text:p>
          </table:table-cell>
          <table:table-cell table:formula="of:=IF([.A18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01" calcext:value-type="float">
            <text:p>-3001</text:p>
          </table:table-cell>
          <table:table-cell office:value-type="float" office:value="100734.64" calcext:value-type="float">
            <text:p>100734.64</text:p>
          </table:table-cell>
          <table:table-cell office:value-type="float" office:value="100" calcext:value-type="float">
            <text:p>100</text:p>
          </table:table-cell>
          <table:table-cell table:formula="of:=IF([.A18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392" calcext:value-type="float">
            <text:p>-5392</text:p>
          </table:table-cell>
          <table:table-cell office:value-type="float" office:value="100704.36" calcext:value-type="float">
            <text:p>100704.36</text:p>
          </table:table-cell>
          <table:table-cell office:value-type="float" office:value="100" calcext:value-type="float">
            <text:p>100</text:p>
          </table:table-cell>
          <table:table-cell table:formula="of:=IF([.A18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859" calcext:value-type="float">
            <text:p>-3859</text:p>
          </table:table-cell>
          <table:table-cell office:value-type="float" office:value="100704.36" calcext:value-type="float">
            <text:p>100704.36</text:p>
          </table:table-cell>
          <table:table-cell office:value-type="float" office:value="100" calcext:value-type="float">
            <text:p>100</text:p>
          </table:table-cell>
          <table:table-cell table:formula="of:=IF([.A18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842" calcext:value-type="float">
            <text:p>-3842</text:p>
          </table:table-cell>
          <table:table-cell office:value-type="float" office:value="100653.21" calcext:value-type="float">
            <text:p>100653.21</text:p>
          </table:table-cell>
          <table:table-cell office:value-type="float" office:value="100" calcext:value-type="float">
            <text:p>100</text:p>
          </table:table-cell>
          <table:table-cell table:formula="of:=IF([.A18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84" calcext:value-type="float">
            <text:p>-3384</text:p>
          </table:table-cell>
          <table:table-cell office:value-type="float" office:value="100653.21" calcext:value-type="float">
            <text:p>100653.21</text:p>
          </table:table-cell>
          <table:table-cell office:value-type="float" office:value="97.66" calcext:value-type="float">
            <text:p>97.66</text:p>
          </table:table-cell>
          <table:table-cell table:formula="of:=IF([.A18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33" calcext:value-type="float">
            <text:p>-3333</text:p>
          </table:table-cell>
          <table:table-cell office:value-type="float" office:value="100608.71" calcext:value-type="float">
            <text:p>100608.71</text:p>
          </table:table-cell>
          <table:table-cell office:value-type="float" office:value="97.67" calcext:value-type="float">
            <text:p>97.67</text:p>
          </table:table-cell>
          <table:table-cell table:formula="of:=IF([.A18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47" calcext:value-type="float">
            <text:p>-3147</text:p>
          </table:table-cell>
          <table:table-cell office:value-type="float" office:value="100608.71" calcext:value-type="float">
            <text:p>100608.71</text:p>
          </table:table-cell>
          <table:table-cell office:value-type="float" office:value="97.61" calcext:value-type="float">
            <text:p>97.61</text:p>
          </table:table-cell>
          <table:table-cell table:formula="of:=IF([.A18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50" calcext:value-type="float">
            <text:p>-3050</text:p>
          </table:table-cell>
          <table:table-cell office:value-type="float" office:value="100573.99" calcext:value-type="float">
            <text:p>100573.99</text:p>
          </table:table-cell>
          <table:table-cell office:value-type="float" office:value="97.58" calcext:value-type="float">
            <text:p>97.58</text:p>
          </table:table-cell>
          <table:table-cell table:formula="of:=IF([.A19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981" calcext:value-type="float">
            <text:p>-2981</text:p>
          </table:table-cell>
          <table:table-cell office:value-type="float" office:value="100573.99" calcext:value-type="float">
            <text:p>100573.99</text:p>
          </table:table-cell>
          <table:table-cell office:value-type="float" office:value="97.62" calcext:value-type="float">
            <text:p>97.62</text:p>
          </table:table-cell>
          <table:table-cell table:formula="of:=IF([.A19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63" calcext:value-type="float">
            <text:p>-2863</text:p>
          </table:table-cell>
          <table:table-cell office:value-type="float" office:value="100537.39" calcext:value-type="float">
            <text:p>100537.39</text:p>
          </table:table-cell>
          <table:table-cell office:value-type="float" office:value="97.62" calcext:value-type="float">
            <text:p>97.62</text:p>
          </table:table-cell>
          <table:table-cell table:formula="of:=IF([.A19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68" calcext:value-type="float">
            <text:p>-2768</text:p>
          </table:table-cell>
          <table:table-cell office:value-type="float" office:value="100537.39" calcext:value-type="float">
            <text:p>100537.39</text:p>
          </table:table-cell>
          <table:table-cell office:value-type="float" office:value="97.62" calcext:value-type="float">
            <text:p>97.62</text:p>
          </table:table-cell>
          <table:table-cell table:formula="of:=IF([.A19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88" calcext:value-type="float">
            <text:p>-2688</text:p>
          </table:table-cell>
          <table:table-cell office:value-type="float" office:value="100509.78" calcext:value-type="float">
            <text:p>100509.78</text:p>
          </table:table-cell>
          <table:table-cell office:value-type="float" office:value="97.62" calcext:value-type="float">
            <text:p>97.62</text:p>
          </table:table-cell>
          <table:table-cell table:formula="of:=IF([.A19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15" calcext:value-type="float">
            <text:p>-2615</text:p>
          </table:table-cell>
          <table:table-cell office:value-type="float" office:value="100509.78" calcext:value-type="float">
            <text:p>100509.78</text:p>
          </table:table-cell>
          <table:table-cell office:value-type="float" office:value="97.6" calcext:value-type="float">
            <text:p>97.6</text:p>
          </table:table-cell>
          <table:table-cell table:formula="of:=IF([.A19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390" calcext:value-type="float">
            <text:p>-2390</text:p>
          </table:table-cell>
          <table:table-cell office:value-type="float" office:value="100480.13" calcext:value-type="float">
            <text:p>100480.13</text:p>
          </table:table-cell>
          <table:table-cell office:value-type="float" office:value="97.57" calcext:value-type="float">
            <text:p>97.57</text:p>
          </table:table-cell>
          <table:table-cell table:formula="of:=IF([.A19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540" calcext:value-type="float">
            <text:p>-2540</text:p>
          </table:table-cell>
          <table:table-cell office:value-type="float" office:value="100480.13" calcext:value-type="float">
            <text:p>100480.13</text:p>
          </table:table-cell>
          <table:table-cell office:value-type="float" office:value="97.56" calcext:value-type="float">
            <text:p>97.56</text:p>
          </table:table-cell>
          <table:table-cell table:formula="of:=IF([.A19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137" calcext:value-type="float">
            <text:p>-2137</text:p>
          </table:table-cell>
          <table:table-cell office:value-type="float" office:value="100453.88" calcext:value-type="float">
            <text:p>100453.88</text:p>
          </table:table-cell>
          <table:table-cell office:value-type="float" office:value="97.6" calcext:value-type="float">
            <text:p>97.6</text:p>
          </table:table-cell>
          <table:table-cell table:formula="of:=IF([.A19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090" calcext:value-type="float">
            <text:p>-2090</text:p>
          </table:table-cell>
          <table:table-cell office:value-type="float" office:value="100453.88" calcext:value-type="float">
            <text:p>100453.88</text:p>
          </table:table-cell>
          <table:table-cell office:value-type="float" office:value="97.59" calcext:value-type="float">
            <text:p>97.59</text:p>
          </table:table-cell>
          <table:table-cell table:formula="of:=IF([.A19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060" calcext:value-type="float">
            <text:p>-2060</text:p>
          </table:table-cell>
          <table:table-cell office:value-type="float" office:value="100432.71" calcext:value-type="float">
            <text:p>100432.71</text:p>
          </table:table-cell>
          <table:table-cell office:value-type="float" office:value="97.62" calcext:value-type="float">
            <text:p>97.62</text:p>
          </table:table-cell>
          <table:table-cell table:formula="of:=IF([.A20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01" calcext:value-type="float">
            <text:p>-1801</text:p>
          </table:table-cell>
          <table:table-cell office:value-type="float" office:value="100432.71" calcext:value-type="float">
            <text:p>100432.71</text:p>
          </table:table-cell>
          <table:table-cell office:value-type="float" office:value="97.67" calcext:value-type="float">
            <text:p>97.67</text:p>
          </table:table-cell>
          <table:table-cell table:formula="of:=IF([.A20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40" calcext:value-type="float">
            <text:p>-1640</text:p>
          </table:table-cell>
          <table:table-cell office:value-type="float" office:value="100408.36" calcext:value-type="float">
            <text:p>100408.36</text:p>
          </table:table-cell>
          <table:table-cell office:value-type="float" office:value="97.58" calcext:value-type="float">
            <text:p>97.58</text:p>
          </table:table-cell>
          <table:table-cell table:formula="of:=IF([.A20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81" calcext:value-type="float">
            <text:p>-1681</text:p>
          </table:table-cell>
          <table:table-cell office:value-type="float" office:value="100408.36" calcext:value-type="float">
            <text:p>100408.36</text:p>
          </table:table-cell>
          <table:table-cell office:value-type="float" office:value="97.6" calcext:value-type="float">
            <text:p>97.6</text:p>
          </table:table-cell>
          <table:table-cell table:formula="of:=IF([.A20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524" calcext:value-type="float">
            <text:p>-1524</text:p>
          </table:table-cell>
          <table:table-cell office:value-type="float" office:value="100388.74" calcext:value-type="float">
            <text:p>100388.74</text:p>
          </table:table-cell>
          <table:table-cell office:value-type="float" office:value="97.61" calcext:value-type="float">
            <text:p>97.61</text:p>
          </table:table-cell>
          <table:table-cell table:formula="of:=IF([.A20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09" calcext:value-type="float">
            <text:p>-1409</text:p>
          </table:table-cell>
          <table:table-cell office:value-type="float" office:value="100370.44" calcext:value-type="float">
            <text:p>100370.44</text:p>
          </table:table-cell>
          <table:table-cell office:value-type="float" office:value="97.61" calcext:value-type="float">
            <text:p>97.61</text:p>
          </table:table-cell>
          <table:table-cell table:formula="of:=IF([.A20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536" calcext:value-type="float">
            <text:p>-1536</text:p>
          </table:table-cell>
          <table:table-cell office:value-type="float" office:value="100370.44" calcext:value-type="float">
            <text:p>100370.44</text:p>
          </table:table-cell>
          <table:table-cell office:value-type="float" office:value="97.64" calcext:value-type="float">
            <text:p>97.64</text:p>
          </table:table-cell>
          <table:table-cell table:formula="of:=IF([.A20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72" calcext:value-type="float">
            <text:p>-1372</text:p>
          </table:table-cell>
          <table:table-cell office:value-type="float" office:value="100353.28" calcext:value-type="float">
            <text:p>100353.28</text:p>
          </table:table-cell>
          <table:table-cell office:value-type="float" office:value="97.62" calcext:value-type="float">
            <text:p>97.62</text:p>
          </table:table-cell>
          <table:table-cell table:formula="of:=IF([.A20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63" calcext:value-type="float">
            <text:p>-1263</text:p>
          </table:table-cell>
          <table:table-cell office:value-type="float" office:value="100353.28" calcext:value-type="float">
            <text:p>100353.28</text:p>
          </table:table-cell>
          <table:table-cell office:value-type="float" office:value="97.58" calcext:value-type="float">
            <text:p>97.58</text:p>
          </table:table-cell>
          <table:table-cell table:formula="of:=IF([.A20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90" calcext:value-type="float">
            <text:p>-1190</text:p>
          </table:table-cell>
          <table:table-cell office:value-type="float" office:value="100334.82" calcext:value-type="float">
            <text:p>100334.82</text:p>
          </table:table-cell>
          <table:table-cell office:value-type="float" office:value="97.6" calcext:value-type="float">
            <text:p>97.6</text:p>
          </table:table-cell>
          <table:table-cell table:formula="of:=IF([.A20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38" calcext:value-type="float">
            <text:p>-1238</text:p>
          </table:table-cell>
          <table:table-cell office:value-type="float" office:value="100334.82" calcext:value-type="float">
            <text:p>100334.82</text:p>
          </table:table-cell>
          <table:table-cell office:value-type="float" office:value="97.59" calcext:value-type="float">
            <text:p>97.59</text:p>
          </table:table-cell>
          <table:table-cell table:formula="of:=IF([.A21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84" calcext:value-type="float">
            <text:p>-1084</text:p>
          </table:table-cell>
          <table:table-cell office:value-type="float" office:value="100320.19" calcext:value-type="float">
            <text:p>100320.19</text:p>
          </table:table-cell>
          <table:table-cell office:value-type="float" office:value="97.91" calcext:value-type="float">
            <text:p>97.91</text:p>
          </table:table-cell>
          <table:table-cell table:formula="of:=IF([.A21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60" calcext:value-type="float">
            <text:p>-1060</text:p>
          </table:table-cell>
          <table:table-cell office:value-type="float" office:value="100320.19" calcext:value-type="float">
            <text:p>100320.19</text:p>
          </table:table-cell>
          <table:table-cell office:value-type="float" office:value="100" calcext:value-type="float">
            <text:p>100</text:p>
          </table:table-cell>
          <table:table-cell table:formula="of:=IF([.A21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57" calcext:value-type="float">
            <text:p>-457</text:p>
          </table:table-cell>
          <table:table-cell office:value-type="float" office:value="100301.77" calcext:value-type="float">
            <text:p>100301.77</text:p>
          </table:table-cell>
          <table:table-cell office:value-type="float" office:value="100" calcext:value-type="float">
            <text:p>100</text:p>
          </table:table-cell>
          <table:table-cell table:formula="of:=IF([.A213]&lt;0;&quot;&lt;Z&quot;;&quot;&quot;)" office:value-type="string" office:string-value="&lt;Z" calcext:value-type="string">
            <text:p>&lt;Z</text:p>
          </table:table-cell>
          <table:table-cell table:formula="of:=SUM([.A173:.A213])" office:value-type="float" office:value="-49920" calcext:value-type="float">
            <text:p>-49920</text:p>
          </table:table-cell>
          <table:table-cell/>
          <table:table-cell table:formula="of:=1/40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00301.77" calcext:value-type="float">
            <text:p>100301.77</text:p>
          </table:table-cell>
          <table:table-cell office:value-type="float" office:value="100" calcext:value-type="float">
            <text:p>100</text:p>
          </table:table-cell>
          <table:table-cell table:formula="of:=IF([.A214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00292.96" calcext:value-type="float">
            <text:p>100292.96</text:p>
          </table:table-cell>
          <table:table-cell office:value-type="float" office:value="100" calcext:value-type="float">
            <text:p>100</text:p>
          </table:table-cell>
          <table:table-cell table:formula="of:=IF([.A215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18766" calcext:value-type="float">
            <text:p>18766</text:p>
          </table:table-cell>
          <table:table-cell office:value-type="float" office:value="100292.96" calcext:value-type="float">
            <text:p>100292.96</text:p>
          </table:table-cell>
          <table:table-cell office:value-type="float" office:value="100" calcext:value-type="float">
            <text:p>100</text:p>
          </table:table-cell>
          <table:table-cell table:formula="of:=IF([.A216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15776" calcext:value-type="float">
            <text:p>-15776</text:p>
          </table:table-cell>
          <table:table-cell office:value-type="float" office:value="100597.32" calcext:value-type="float">
            <text:p>100597.32</text:p>
          </table:table-cell>
          <table:table-cell office:value-type="float" office:value="100" calcext:value-type="float">
            <text:p>100</text:p>
          </table:table-cell>
          <table:table-cell table:formula="of:=IF([.A21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12642" calcext:value-type="float">
            <text:p>12642</text:p>
          </table:table-cell>
          <table:table-cell office:value-type="float" office:value="100597.32" calcext:value-type="float">
            <text:p>100597.32</text:p>
          </table:table-cell>
          <table:table-cell office:value-type="float" office:value="100" calcext:value-type="float">
            <text:p>100</text:p>
          </table:table-cell>
          <table:table-cell table:formula="of:=IF([.A218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11842" calcext:value-type="float">
            <text:p>11842</text:p>
          </table:table-cell>
          <table:table-cell office:value-type="float" office:value="101411.92" calcext:value-type="float">
            <text:p>101411.92</text:p>
          </table:table-cell>
          <table:table-cell office:value-type="float" office:value="100" calcext:value-type="float">
            <text:p>100</text:p>
          </table:table-cell>
          <table:table-cell table:formula="of:=IF([.A219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13218" calcext:value-type="float">
            <text:p>-13218</text:p>
          </table:table-cell>
          <table:table-cell office:value-type="float" office:value="101411.92" calcext:value-type="float">
            <text:p>101411.92</text:p>
          </table:table-cell>
          <table:table-cell office:value-type="float" office:value="100" calcext:value-type="float">
            <text:p>100</text:p>
          </table:table-cell>
          <table:table-cell table:formula="of:=IF([.A22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101569.78" calcext:value-type="float">
            <text:p>101569.78</text:p>
          </table:table-cell>
          <table:table-cell office:value-type="float" office:value="100" calcext:value-type="float">
            <text:p>100</text:p>
          </table:table-cell>
          <table:table-cell table:formula="of:=IF([.A221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2706" calcext:value-type="float">
            <text:p>-2706</text:p>
          </table:table-cell>
          <table:table-cell office:value-type="float" office:value="101569.78" calcext:value-type="float">
            <text:p>101569.78</text:p>
          </table:table-cell>
          <table:table-cell office:value-type="float" office:value="100" calcext:value-type="float">
            <text:p>100</text:p>
          </table:table-cell>
          <table:table-cell table:formula="of:=IF([.A22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158" calcext:value-type="float">
            <text:p>-5158</text:p>
          </table:table-cell>
          <table:table-cell office:value-type="float" office:value="100679.86" calcext:value-type="float">
            <text:p>100679.86</text:p>
          </table:table-cell>
          <table:table-cell office:value-type="float" office:value="100" calcext:value-type="float">
            <text:p>100</text:p>
          </table:table-cell>
          <table:table-cell table:formula="of:=IF([.A22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31" calcext:value-type="float">
            <text:p>-3131</text:p>
          </table:table-cell>
          <table:table-cell office:value-type="float" office:value="100720.72" calcext:value-type="float">
            <text:p>100720.72</text:p>
          </table:table-cell>
          <table:table-cell office:value-type="float" office:value="100" calcext:value-type="float">
            <text:p>100</text:p>
          </table:table-cell>
          <table:table-cell table:formula="of:=IF([.A22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848" calcext:value-type="float">
            <text:p>-5848</text:p>
          </table:table-cell>
          <table:table-cell office:value-type="float" office:value="100720.72" calcext:value-type="float">
            <text:p>100720.72</text:p>
          </table:table-cell>
          <table:table-cell office:value-type="float" office:value="100" calcext:value-type="float">
            <text:p>100</text:p>
          </table:table-cell>
          <table:table-cell table:formula="of:=IF([.A22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293" calcext:value-type="float">
            <text:p>-4293</text:p>
          </table:table-cell>
          <table:table-cell office:value-type="float" office:value="100675.76" calcext:value-type="float">
            <text:p>100675.76</text:p>
          </table:table-cell>
          <table:table-cell office:value-type="float" office:value="100" calcext:value-type="float">
            <text:p>100</text:p>
          </table:table-cell>
          <table:table-cell table:formula="of:=IF([.A22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837" calcext:value-type="float">
            <text:p>-3837</text:p>
          </table:table-cell>
          <table:table-cell office:value-type="float" office:value="100675.76" calcext:value-type="float">
            <text:p>100675.76</text:p>
          </table:table-cell>
          <table:table-cell office:value-type="float" office:value="100" calcext:value-type="float">
            <text:p>100</text:p>
          </table:table-cell>
          <table:table-cell table:formula="of:=IF([.A22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400" calcext:value-type="float">
            <text:p>-3400</text:p>
          </table:table-cell>
          <table:table-cell office:value-type="float" office:value="100627.24" calcext:value-type="float">
            <text:p>100627.24</text:p>
          </table:table-cell>
          <table:table-cell office:value-type="float" office:value="97.66" calcext:value-type="float">
            <text:p>97.66</text:p>
          </table:table-cell>
          <table:table-cell table:formula="of:=IF([.A22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74" calcext:value-type="float">
            <text:p>-3374</text:p>
          </table:table-cell>
          <table:table-cell office:value-type="float" office:value="100627.24" calcext:value-type="float">
            <text:p>100627.24</text:p>
          </table:table-cell>
          <table:table-cell office:value-type="float" office:value="97.61" calcext:value-type="float">
            <text:p>97.61</text:p>
          </table:table-cell>
          <table:table-cell table:formula="of:=IF([.A22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87" calcext:value-type="float">
            <text:p>-3187</text:p>
          </table:table-cell>
          <table:table-cell office:value-type="float" office:value="100589.32" calcext:value-type="float">
            <text:p>100589.32</text:p>
          </table:table-cell>
          <table:table-cell office:value-type="float" office:value="97.61" calcext:value-type="float">
            <text:p>97.61</text:p>
          </table:table-cell>
          <table:table-cell table:formula="of:=IF([.A23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75" calcext:value-type="float">
            <text:p>-3075</text:p>
          </table:table-cell>
          <table:table-cell office:value-type="float" office:value="100589.32" calcext:value-type="float">
            <text:p>100589.32</text:p>
          </table:table-cell>
          <table:table-cell office:value-type="float" office:value="97.58" calcext:value-type="float">
            <text:p>97.58</text:p>
          </table:table-cell>
          <table:table-cell table:formula="of:=IF([.A23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01" calcext:value-type="float">
            <text:p>-3001</text:p>
          </table:table-cell>
          <table:table-cell office:value-type="float" office:value="100555.92" calcext:value-type="float">
            <text:p>100555.92</text:p>
          </table:table-cell>
          <table:table-cell office:value-type="float" office:value="97.64" calcext:value-type="float">
            <text:p>97.64</text:p>
          </table:table-cell>
          <table:table-cell table:formula="of:=IF([.A23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77" calcext:value-type="float">
            <text:p>-2877</text:p>
          </table:table-cell>
          <table:table-cell office:value-type="float" office:value="100555.92" calcext:value-type="float">
            <text:p>100555.92</text:p>
          </table:table-cell>
          <table:table-cell office:value-type="float" office:value="97.62" calcext:value-type="float">
            <text:p>97.62</text:p>
          </table:table-cell>
          <table:table-cell table:formula="of:=IF([.A23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82" calcext:value-type="float">
            <text:p>-2782</text:p>
          </table:table-cell>
          <table:table-cell office:value-type="float" office:value="100522.14" calcext:value-type="float">
            <text:p>100522.14</text:p>
          </table:table-cell>
          <table:table-cell office:value-type="float" office:value="97.64" calcext:value-type="float">
            <text:p>97.64</text:p>
          </table:table-cell>
          <table:table-cell table:formula="of:=IF([.A23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44" calcext:value-type="float">
            <text:p>-2744</text:p>
          </table:table-cell>
          <table:table-cell office:value-type="float" office:value="100522.14" calcext:value-type="float">
            <text:p>100522.14</text:p>
          </table:table-cell>
          <table:table-cell office:value-type="float" office:value="97.61" calcext:value-type="float">
            <text:p>97.61</text:p>
          </table:table-cell>
          <table:table-cell table:formula="of:=IF([.A23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25" calcext:value-type="float">
            <text:p>-2625</text:p>
          </table:table-cell>
          <table:table-cell office:value-type="float" office:value="100490.1" calcext:value-type="float">
            <text:p>100490.1</text:p>
          </table:table-cell>
          <table:table-cell office:value-type="float" office:value="97.66" calcext:value-type="float">
            <text:p>97.66</text:p>
          </table:table-cell>
          <table:table-cell table:formula="of:=IF([.A23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490" calcext:value-type="float">
            <text:p>-2490</text:p>
          </table:table-cell>
          <table:table-cell office:value-type="float" office:value="100490.1" calcext:value-type="float">
            <text:p>100490.1</text:p>
          </table:table-cell>
          <table:table-cell office:value-type="float" office:value="97.62" calcext:value-type="float">
            <text:p>97.62</text:p>
          </table:table-cell>
          <table:table-cell table:formula="of:=IF([.A23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373" calcext:value-type="float">
            <text:p>-2373</text:p>
          </table:table-cell>
          <table:table-cell office:value-type="float" office:value="100461.2" calcext:value-type="float">
            <text:p>100461.2</text:p>
          </table:table-cell>
          <table:table-cell office:value-type="float" office:value="97.6" calcext:value-type="float">
            <text:p>97.6</text:p>
          </table:table-cell>
          <table:table-cell table:formula="of:=IF([.A23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183" calcext:value-type="float">
            <text:p>-2183</text:p>
          </table:table-cell>
          <table:table-cell office:value-type="float" office:value="100461.2" calcext:value-type="float">
            <text:p>100461.2</text:p>
          </table:table-cell>
          <table:table-cell office:value-type="float" office:value="97.55" calcext:value-type="float">
            <text:p>97.55</text:p>
          </table:table-cell>
          <table:table-cell table:formula="of:=IF([.A23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229" calcext:value-type="float">
            <text:p>-2229</text:p>
          </table:table-cell>
          <table:table-cell office:value-type="float" office:value="100438.75" calcext:value-type="float">
            <text:p>100438.75</text:p>
          </table:table-cell>
          <table:table-cell office:value-type="float" office:value="97.57" calcext:value-type="float">
            <text:p>97.57</text:p>
          </table:table-cell>
          <table:table-cell table:formula="of:=IF([.A24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987" calcext:value-type="float">
            <text:p>-1987</text:p>
          </table:table-cell>
          <table:table-cell office:value-type="float" office:value="100438.75" calcext:value-type="float">
            <text:p>100438.75</text:p>
          </table:table-cell>
          <table:table-cell office:value-type="float" office:value="97.63" calcext:value-type="float">
            <text:p>97.63</text:p>
          </table:table-cell>
          <table:table-cell table:formula="of:=IF([.A24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01" calcext:value-type="float">
            <text:p>-1801</text:p>
          </table:table-cell>
          <table:table-cell office:value-type="float" office:value="100416.82" calcext:value-type="float">
            <text:p>100416.82</text:p>
          </table:table-cell>
          <table:table-cell office:value-type="float" office:value="97.66" calcext:value-type="float">
            <text:p>97.66</text:p>
          </table:table-cell>
          <table:table-cell table:formula="of:=IF([.A24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972" calcext:value-type="float">
            <text:p>-1972</text:p>
          </table:table-cell>
          <table:table-cell office:value-type="float" office:value="100416.82" calcext:value-type="float">
            <text:p>100416.82</text:p>
          </table:table-cell>
          <table:table-cell office:value-type="float" office:value="97.62" calcext:value-type="float">
            <text:p>97.62</text:p>
          </table:table-cell>
          <table:table-cell table:formula="of:=IF([.A24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40" calcext:value-type="float">
            <text:p>-1640</text:p>
          </table:table-cell>
          <table:table-cell office:value-type="float" office:value="100393.23" calcext:value-type="float">
            <text:p>100393.23</text:p>
          </table:table-cell>
          <table:table-cell office:value-type="float" office:value="97.62" calcext:value-type="float">
            <text:p>97.62</text:p>
          </table:table-cell>
          <table:table-cell table:formula="of:=IF([.A24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85" calcext:value-type="float">
            <text:p>-1485</text:p>
          </table:table-cell>
          <table:table-cell office:value-type="float" office:value="100393.23" calcext:value-type="float">
            <text:p>100393.23</text:p>
          </table:table-cell>
          <table:table-cell office:value-type="float" office:value="97.64" calcext:value-type="float">
            <text:p>97.64</text:p>
          </table:table-cell>
          <table:table-cell table:formula="of:=IF([.A24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98" calcext:value-type="float">
            <text:p>-1498</text:p>
          </table:table-cell>
          <table:table-cell office:value-type="float" office:value="100372.69" calcext:value-type="float">
            <text:p>100372.69</text:p>
          </table:table-cell>
          <table:table-cell office:value-type="float" office:value="97.66" calcext:value-type="float">
            <text:p>97.66</text:p>
          </table:table-cell>
          <table:table-cell table:formula="of:=IF([.A24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85" calcext:value-type="float">
            <text:p>-1485</text:p>
          </table:table-cell>
          <table:table-cell office:value-type="float" office:value="100372.69" calcext:value-type="float">
            <text:p>100372.69</text:p>
          </table:table-cell>
          <table:table-cell office:value-type="float" office:value="97.61" calcext:value-type="float">
            <text:p>97.61</text:p>
          </table:table-cell>
          <table:table-cell table:formula="of:=IF([.A24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23" calcext:value-type="float">
            <text:p>-1323</text:p>
          </table:table-cell>
          <table:table-cell office:value-type="float" office:value="100356.05" calcext:value-type="float">
            <text:p>100356.05</text:p>
          </table:table-cell>
          <table:table-cell office:value-type="float" office:value="97.66" calcext:value-type="float">
            <text:p>97.66</text:p>
          </table:table-cell>
          <table:table-cell table:formula="of:=IF([.A24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86" calcext:value-type="float">
            <text:p>-1286</text:p>
          </table:table-cell>
          <table:table-cell office:value-type="float" office:value="100339.42" calcext:value-type="float">
            <text:p>100339.42</text:p>
          </table:table-cell>
          <table:table-cell office:value-type="float" office:value="97.63" calcext:value-type="float">
            <text:p>97.63</text:p>
          </table:table-cell>
          <table:table-cell table:formula="of:=IF([.A24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39.42" calcext:value-type="float">
            <text:p>100339.42</text:p>
          </table:table-cell>
          <table:table-cell office:value-type="float" office:value="97.61" calcext:value-type="float">
            <text:p>97.61</text:p>
          </table:table-cell>
          <table:table-cell table:formula="of:=IF([.A25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54" calcext:value-type="float">
            <text:p>-1154</text:p>
          </table:table-cell>
          <table:table-cell office:value-type="float" office:value="100325.03" calcext:value-type="float">
            <text:p>100325.03</text:p>
          </table:table-cell>
          <table:table-cell office:value-type="float" office:value="97.58" calcext:value-type="float">
            <text:p>97.58</text:p>
          </table:table-cell>
          <table:table-cell table:formula="of:=IF([.A25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96" calcext:value-type="float">
            <text:p>-1096</text:p>
          </table:table-cell>
          <table:table-cell office:value-type="float" office:value="100325.03" calcext:value-type="float">
            <text:p>100325.03</text:p>
          </table:table-cell>
          <table:table-cell office:value-type="float" office:value="97.94" calcext:value-type="float">
            <text:p>97.94</text:p>
          </table:table-cell>
          <table:table-cell table:formula="of:=IF([.A25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72" calcext:value-type="float">
            <text:p>-1072</text:p>
          </table:table-cell>
          <table:table-cell office:value-type="float" office:value="100302.92" calcext:value-type="float">
            <text:p>100302.92</text:p>
          </table:table-cell>
          <table:table-cell office:value-type="float" office:value="100" calcext:value-type="float">
            <text:p>100</text:p>
          </table:table-cell>
          <table:table-cell table:formula="of:=IF([.A25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85" calcext:value-type="float">
            <text:p>-585</text:p>
          </table:table-cell>
          <table:table-cell office:value-type="float" office:value="100302.92" calcext:value-type="float">
            <text:p>100302.92</text:p>
          </table:table-cell>
          <table:table-cell office:value-type="float" office:value="100" calcext:value-type="float">
            <text:p>100</text:p>
          </table:table-cell>
          <table:table-cell table:formula="of:=IF([.A254]&lt;0;&quot;&lt;Z&quot;;&quot;&quot;)" office:value-type="string" office:string-value="&lt;Z" calcext:value-type="string">
            <text:p>&lt;Z</text:p>
          </table:table-cell>
          <table:table-cell table:formula="of:=SUM([.A214:.A254])" office:value-type="float" office:value="-54137" calcext:value-type="float">
            <text:p>-54137</text:p>
          </table:table-cell>
          <table:table-cell table:number-columns-repeated="2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100288.36" calcext:value-type="float">
            <text:p>100288.36</text:p>
          </table:table-cell>
          <table:table-cell office:value-type="float" office:value="100" calcext:value-type="float">
            <text:p>100</text:p>
          </table:table-cell>
          <table:table-cell table:formula="of:=IF([.A255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100288.36" calcext:value-type="float">
            <text:p>100288.36</text:p>
          </table:table-cell>
          <table:table-cell office:value-type="float" office:value="100" calcext:value-type="float">
            <text:p>100</text:p>
          </table:table-cell>
          <table:table-cell table:formula="of:=IF([.A256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2562" calcext:value-type="float">
            <text:p>-2562</text:p>
          </table:table-cell>
          <table:table-cell office:value-type="float" office:value="100300.8" calcext:value-type="float">
            <text:p>100300.8</text:p>
          </table:table-cell>
          <table:table-cell office:value-type="float" office:value="100" calcext:value-type="float">
            <text:p>100</text:p>
          </table:table-cell>
          <table:table-cell table:formula="of:=IF([.A25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202" calcext:value-type="float">
            <text:p>-16202</text:p>
          </table:table-cell>
          <table:table-cell office:value-type="float" office:value="100300.8" calcext:value-type="float">
            <text:p>100300.8</text:p>
          </table:table-cell>
          <table:table-cell office:value-type="float" office:value="100" calcext:value-type="float">
            <text:p>100</text:p>
          </table:table-cell>
          <table:table-cell table:formula="of:=IF([.A25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float" office:value="101184.21" calcext:value-type="float">
            <text:p>101184.21</text:p>
          </table:table-cell>
          <table:table-cell office:value-type="float" office:value="100" calcext:value-type="float">
            <text:p>100</text:p>
          </table:table-cell>
          <table:table-cell table:formula="of:=IF([.A259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15533" calcext:value-type="float">
            <text:p>-15533</text:p>
          </table:table-cell>
          <table:table-cell office:value-type="float" office:value="101184.21" calcext:value-type="float">
            <text:p>101184.21</text:p>
          </table:table-cell>
          <table:table-cell office:value-type="float" office:value="100" calcext:value-type="float">
            <text:p>100</text:p>
          </table:table-cell>
          <table:table-cell table:formula="of:=IF([.A26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2140" calcext:value-type="float">
            <text:p>-22140</text:p>
          </table:table-cell>
          <table:table-cell office:value-type="float" office:value="101501.22" calcext:value-type="float">
            <text:p>101501.22</text:p>
          </table:table-cell>
          <table:table-cell office:value-type="float" office:value="100" calcext:value-type="float">
            <text:p>100</text:p>
          </table:table-cell>
          <table:table-cell table:formula="of:=IF([.A26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101501.22" calcext:value-type="float">
            <text:p>101501.22</text:p>
          </table:table-cell>
          <table:table-cell office:value-type="float" office:value="100" calcext:value-type="float">
            <text:p>100</text:p>
          </table:table-cell>
          <table:table-cell table:formula="of:=IF([.A262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2631" calcext:value-type="float">
            <text:p>-2631</text:p>
          </table:table-cell>
          <table:table-cell office:value-type="float" office:value="101316.56" calcext:value-type="float">
            <text:p>101316.56</text:p>
          </table:table-cell>
          <table:table-cell office:value-type="float" office:value="100" calcext:value-type="float">
            <text:p>100</text:p>
          </table:table-cell>
          <table:table-cell table:formula="of:=IF([.A26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478" calcext:value-type="float">
            <text:p>-4478</text:p>
          </table:table-cell>
          <table:table-cell office:value-type="float" office:value="101316.56" calcext:value-type="float">
            <text:p>101316.56</text:p>
          </table:table-cell>
          <table:table-cell office:value-type="float" office:value="100" calcext:value-type="float">
            <text:p>100</text:p>
          </table:table-cell>
          <table:table-cell table:formula="of:=IF([.A26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92" calcext:value-type="float">
            <text:p>-2792</text:p>
          </table:table-cell>
          <table:table-cell office:value-type="float" office:value="100750.66" calcext:value-type="float">
            <text:p>100750.66</text:p>
          </table:table-cell>
          <table:table-cell office:value-type="float" office:value="100" calcext:value-type="float">
            <text:p>100</text:p>
          </table:table-cell>
          <table:table-cell table:formula="of:=IF([.A26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774" calcext:value-type="float">
            <text:p>-5774</text:p>
          </table:table-cell>
          <table:table-cell office:value-type="float" office:value="100750.66" calcext:value-type="float">
            <text:p>100750.66</text:p>
          </table:table-cell>
          <table:table-cell office:value-type="float" office:value="100" calcext:value-type="float">
            <text:p>100</text:p>
          </table:table-cell>
          <table:table-cell table:formula="of:=IF([.A26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008" calcext:value-type="float">
            <text:p>-4008</text:p>
          </table:table-cell>
          <table:table-cell office:value-type="float" office:value="100704.83" calcext:value-type="float">
            <text:p>100704.83</text:p>
          </table:table-cell>
          <table:table-cell office:value-type="float" office:value="100" calcext:value-type="float">
            <text:p>100</text:p>
          </table:table-cell>
          <table:table-cell table:formula="of:=IF([.A26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870" calcext:value-type="float">
            <text:p>-3870</text:p>
          </table:table-cell>
          <table:table-cell office:value-type="float" office:value="100651.31" calcext:value-type="float">
            <text:p>100651.31</text:p>
          </table:table-cell>
          <table:table-cell office:value-type="float" office:value="100" calcext:value-type="float">
            <text:p>100</text:p>
          </table:table-cell>
          <table:table-cell table:formula="of:=IF([.A26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42" calcext:value-type="float">
            <text:p>-3342</text:p>
          </table:table-cell>
          <table:table-cell office:value-type="float" office:value="100651.31" calcext:value-type="float">
            <text:p>100651.31</text:p>
          </table:table-cell>
          <table:table-cell office:value-type="float" office:value="97.66" calcext:value-type="float">
            <text:p>97.66</text:p>
          </table:table-cell>
          <table:table-cell table:formula="of:=IF([.A26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58" calcext:value-type="float">
            <text:p>-3358</text:p>
          </table:table-cell>
          <table:table-cell office:value-type="float" office:value="100611.93" calcext:value-type="float">
            <text:p>100611.93</text:p>
          </table:table-cell>
          <table:table-cell office:value-type="float" office:value="97.62" calcext:value-type="float">
            <text:p>97.62</text:p>
          </table:table-cell>
          <table:table-cell table:formula="of:=IF([.A27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202" calcext:value-type="float">
            <text:p>-3202</text:p>
          </table:table-cell>
          <table:table-cell office:value-type="float" office:value="100611.93" calcext:value-type="float">
            <text:p>100611.93</text:p>
          </table:table-cell>
          <table:table-cell office:value-type="float" office:value="97.62" calcext:value-type="float">
            <text:p>97.62</text:p>
          </table:table-cell>
          <table:table-cell table:formula="of:=IF([.A27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94" calcext:value-type="float">
            <text:p>-3094</text:p>
          </table:table-cell>
          <table:table-cell office:value-type="float" office:value="100575.05" calcext:value-type="float">
            <text:p>100575.05</text:p>
          </table:table-cell>
          <table:table-cell office:value-type="float" office:value="97.64" calcext:value-type="float">
            <text:p>97.64</text:p>
          </table:table-cell>
          <table:table-cell table:formula="of:=IF([.A27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11" calcext:value-type="float">
            <text:p>-3011</text:p>
          </table:table-cell>
          <table:table-cell office:value-type="float" office:value="100575.05" calcext:value-type="float">
            <text:p>100575.05</text:p>
          </table:table-cell>
          <table:table-cell office:value-type="float" office:value="97.62" calcext:value-type="float">
            <text:p>97.62</text:p>
          </table:table-cell>
          <table:table-cell table:formula="of:=IF([.A27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902" calcext:value-type="float">
            <text:p>-2902</text:p>
          </table:table-cell>
          <table:table-cell office:value-type="float" office:value="100540.28" calcext:value-type="float">
            <text:p>100540.28</text:p>
          </table:table-cell>
          <table:table-cell office:value-type="float" office:value="97.62" calcext:value-type="float">
            <text:p>97.62</text:p>
          </table:table-cell>
          <table:table-cell table:formula="of:=IF([.A27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16" calcext:value-type="float">
            <text:p>-2816</text:p>
          </table:table-cell>
          <table:table-cell office:value-type="float" office:value="100540.28" calcext:value-type="float">
            <text:p>100540.28</text:p>
          </table:table-cell>
          <table:table-cell office:value-type="float" office:value="97.59" calcext:value-type="float">
            <text:p>97.59</text:p>
          </table:table-cell>
          <table:table-cell table:formula="of:=IF([.A27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49" calcext:value-type="float">
            <text:p>-2749</text:p>
          </table:table-cell>
          <table:table-cell office:value-type="float" office:value="100506.89" calcext:value-type="float">
            <text:p>100506.89</text:p>
          </table:table-cell>
          <table:table-cell office:value-type="float" office:value="97.56" calcext:value-type="float">
            <text:p>97.56</text:p>
          </table:table-cell>
          <table:table-cell table:formula="of:=IF([.A27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56" calcext:value-type="float">
            <text:p>-2656</text:p>
          </table:table-cell>
          <table:table-cell office:value-type="float" office:value="100506.89" calcext:value-type="float">
            <text:p>100506.89</text:p>
          </table:table-cell>
          <table:table-cell office:value-type="float" office:value="97.62" calcext:value-type="float">
            <text:p>97.62</text:p>
          </table:table-cell>
          <table:table-cell table:formula="of:=IF([.A27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541" calcext:value-type="float">
            <text:p>-2541</text:p>
          </table:table-cell>
          <table:table-cell office:value-type="float" office:value="100478.92" calcext:value-type="float">
            <text:p>100478.92</text:p>
          </table:table-cell>
          <table:table-cell office:value-type="float" office:value="97.64" calcext:value-type="float">
            <text:p>97.64</text:p>
          </table:table-cell>
          <table:table-cell table:formula="of:=IF([.A27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567" calcext:value-type="float">
            <text:p>-2567</text:p>
          </table:table-cell>
          <table:table-cell office:value-type="float" office:value="100478.92" calcext:value-type="float">
            <text:p>100478.92</text:p>
          </table:table-cell>
          <table:table-cell office:value-type="float" office:value="97.63" calcext:value-type="float">
            <text:p>97.63</text:p>
          </table:table-cell>
          <table:table-cell table:formula="of:=IF([.A27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229" calcext:value-type="float">
            <text:p>-2229</text:p>
          </table:table-cell>
          <table:table-cell office:value-type="float" office:value="100452.33" calcext:value-type="float">
            <text:p>100452.33</text:p>
          </table:table-cell>
          <table:table-cell office:value-type="float" office:value="97.59" calcext:value-type="float">
            <text:p>97.59</text:p>
          </table:table-cell>
          <table:table-cell table:formula="of:=IF([.A28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440" calcext:value-type="float">
            <text:p>-2440</text:p>
          </table:table-cell>
          <table:table-cell office:value-type="float" office:value="100452.33" calcext:value-type="float">
            <text:p>100452.33</text:p>
          </table:table-cell>
          <table:table-cell office:value-type="float" office:value="97.62" calcext:value-type="float">
            <text:p>97.62</text:p>
          </table:table-cell>
          <table:table-cell table:formula="of:=IF([.A28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001" calcext:value-type="float">
            <text:p>-2001</text:p>
          </table:table-cell>
          <table:table-cell office:value-type="float" office:value="100429.25" calcext:value-type="float">
            <text:p>100429.25</text:p>
          </table:table-cell>
          <table:table-cell office:value-type="float" office:value="97.56" calcext:value-type="float">
            <text:p>97.56</text:p>
          </table:table-cell>
          <table:table-cell table:formula="of:=IF([.A28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43" calcext:value-type="float">
            <text:p>-1843</text:p>
          </table:table-cell>
          <table:table-cell office:value-type="float" office:value="100429.25" calcext:value-type="float">
            <text:p>100429.25</text:p>
          </table:table-cell>
          <table:table-cell office:value-type="float" office:value="97.58" calcext:value-type="float">
            <text:p>97.58</text:p>
          </table:table-cell>
          <table:table-cell table:formula="of:=IF([.A28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774" calcext:value-type="float">
            <text:p>-1774</text:p>
          </table:table-cell>
          <table:table-cell office:value-type="float" office:value="100405.36" calcext:value-type="float">
            <text:p>100405.36</text:p>
          </table:table-cell>
          <table:table-cell office:value-type="float" office:value="97.65" calcext:value-type="float">
            <text:p>97.65</text:p>
          </table:table-cell>
          <table:table-cell table:formula="of:=IF([.A28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707" calcext:value-type="float">
            <text:p>-1707</text:p>
          </table:table-cell>
          <table:table-cell office:value-type="float" office:value="100405.36" calcext:value-type="float">
            <text:p>100405.36</text:p>
          </table:table-cell>
          <table:table-cell office:value-type="float" office:value="97.6" calcext:value-type="float">
            <text:p>97.6</text:p>
          </table:table-cell>
          <table:table-cell table:formula="of:=IF([.A28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524" calcext:value-type="float">
            <text:p>-1524</text:p>
          </table:table-cell>
          <table:table-cell office:value-type="float" office:value="100387.58" calcext:value-type="float">
            <text:p>100387.58</text:p>
          </table:table-cell>
          <table:table-cell office:value-type="float" office:value="97.62" calcext:value-type="float">
            <text:p>97.62</text:p>
          </table:table-cell>
          <table:table-cell table:formula="of:=IF([.A28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60" calcext:value-type="float">
            <text:p>-1460</text:p>
          </table:table-cell>
          <table:table-cell office:value-type="float" office:value="100387.58" calcext:value-type="float">
            <text:p>100387.58</text:p>
          </table:table-cell>
          <table:table-cell office:value-type="float" office:value="97.6" calcext:value-type="float">
            <text:p>97.6</text:p>
          </table:table-cell>
          <table:table-cell table:formula="of:=IF([.A28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574" calcext:value-type="float">
            <text:p>-1574</text:p>
          </table:table-cell>
          <table:table-cell office:value-type="float" office:value="100365.89" calcext:value-type="float">
            <text:p>100365.89</text:p>
          </table:table-cell>
          <table:table-cell office:value-type="float" office:value="97.54" calcext:value-type="float">
            <text:p>97.54</text:p>
          </table:table-cell>
          <table:table-cell table:formula="of:=IF([.A28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23" calcext:value-type="float">
            <text:p>-1323</text:p>
          </table:table-cell>
          <table:table-cell office:value-type="float" office:value="100365.89" calcext:value-type="float">
            <text:p>100365.89</text:p>
          </table:table-cell>
          <table:table-cell office:value-type="float" office:value="97.59" calcext:value-type="float">
            <text:p>97.59</text:p>
          </table:table-cell>
          <table:table-cell table:formula="of:=IF([.A28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63" calcext:value-type="float">
            <text:p>-1263</text:p>
          </table:table-cell>
          <table:table-cell office:value-type="float" office:value="100351.5" calcext:value-type="float">
            <text:p>100351.5</text:p>
          </table:table-cell>
          <table:table-cell office:value-type="float" office:value="97.61" calcext:value-type="float">
            <text:p>97.61</text:p>
          </table:table-cell>
          <table:table-cell table:formula="of:=IF([.A29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14" calcext:value-type="float">
            <text:p>-1214</text:p>
          </table:table-cell>
          <table:table-cell office:value-type="float" office:value="100351.5" calcext:value-type="float">
            <text:p>100351.5</text:p>
          </table:table-cell>
          <table:table-cell office:value-type="float" office:value="97.61" calcext:value-type="float">
            <text:p>97.61</text:p>
          </table:table-cell>
          <table:table-cell table:formula="of:=IF([.A29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66" calcext:value-type="float">
            <text:p>-1166</text:p>
          </table:table-cell>
          <table:table-cell office:value-type="float" office:value="100332.46" calcext:value-type="float">
            <text:p>100332.46</text:p>
          </table:table-cell>
          <table:table-cell office:value-type="float" office:value="97.65" calcext:value-type="float">
            <text:p>97.65</text:p>
          </table:table-cell>
          <table:table-cell table:formula="of:=IF([.A29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30" calcext:value-type="float">
            <text:p>-1130</text:p>
          </table:table-cell>
          <table:table-cell office:value-type="float" office:value="100318.52" calcext:value-type="float">
            <text:p>100318.52</text:p>
          </table:table-cell>
          <table:table-cell office:value-type="float" office:value="97.98" calcext:value-type="float">
            <text:p>97.98</text:p>
          </table:table-cell>
          <table:table-cell table:formula="of:=IF([.A29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60" calcext:value-type="float">
            <text:p>-1060</text:p>
          </table:table-cell>
          <table:table-cell office:value-type="float" office:value="100318.52" calcext:value-type="float">
            <text:p>100318.52</text:p>
          </table:table-cell>
          <table:table-cell office:value-type="float" office:value="100" calcext:value-type="float">
            <text:p>100</text:p>
          </table:table-cell>
          <table:table-cell table:formula="of:=IF([.A29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14" calcext:value-type="float">
            <text:p>-514</text:p>
          </table:table-cell>
          <table:table-cell office:value-type="float" office:value="100299.7" calcext:value-type="float">
            <text:p>100299.7</text:p>
          </table:table-cell>
          <table:table-cell office:value-type="float" office:value="100" calcext:value-type="float">
            <text:p>100</text:p>
          </table:table-cell>
          <table:table-cell table:formula="of:=IF([.A295]&lt;0;&quot;&lt;Z&quot;;&quot;&quot;)" office:value-type="string" office:string-value="&lt;Z" calcext:value-type="string">
            <text:p>&lt;Z</text:p>
          </table:table-cell>
          <table:table-cell table:formula="of:=SUM([.A255:.A295])" office:value-type="float" office:value="-107525" calcext:value-type="float">
            <text:p>-107525</text:p>
          </table:table-cell>
          <table:table-cell table:number-columns-repeated="2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00299.7" calcext:value-type="float">
            <text:p>100299.7</text:p>
          </table:table-cell>
          <table:table-cell office:value-type="float" office:value="100" calcext:value-type="float">
            <text:p>100</text:p>
          </table:table-cell>
          <table:table-cell table:formula="of:=IF([.A296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00292.55" calcext:value-type="float">
            <text:p>100292.55</text:p>
          </table:table-cell>
          <table:table-cell office:value-type="float" office:value="100" calcext:value-type="float">
            <text:p>100</text:p>
          </table:table-cell>
          <table:table-cell table:formula="of:=IF([.A297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13535" calcext:value-type="float">
            <text:p>13535</text:p>
          </table:table-cell>
          <table:table-cell office:value-type="float" office:value="100292.55" calcext:value-type="float">
            <text:p>100292.55</text:p>
          </table:table-cell>
          <table:table-cell office:value-type="float" office:value="100" calcext:value-type="float">
            <text:p>100</text:p>
          </table:table-cell>
          <table:table-cell table:formula="of:=IF([.A298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29459" calcext:value-type="float">
            <text:p>29459</text:p>
          </table:table-cell>
          <table:table-cell office:value-type="float" office:value="100808.38" calcext:value-type="float">
            <text:p>100808.38</text:p>
          </table:table-cell>
          <table:table-cell office:value-type="float" office:value="100" calcext:value-type="float">
            <text:p>100</text:p>
          </table:table-cell>
          <table:table-cell table:formula="of:=IF([.A299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12736" calcext:value-type="float">
            <text:p>-12736</text:p>
          </table:table-cell>
          <table:table-cell office:value-type="float" office:value="100808.38" calcext:value-type="float">
            <text:p>100808.38</text:p>
          </table:table-cell>
          <table:table-cell office:value-type="float" office:value="100" calcext:value-type="float">
            <text:p>100</text:p>
          </table:table-cell>
          <table:table-cell table:formula="of:=IF([.A30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101446.82" calcext:value-type="float">
            <text:p>101446.82</text:p>
          </table:table-cell>
          <table:table-cell office:value-type="float" office:value="100" calcext:value-type="float">
            <text:p>100</text:p>
          </table:table-cell>
          <table:table-cell table:formula="of:=IF([.A301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1278" calcext:value-type="float">
            <text:p>-1278</text:p>
          </table:table-cell>
          <table:table-cell office:value-type="float" office:value="101446.82" calcext:value-type="float">
            <text:p>101446.82</text:p>
          </table:table-cell>
          <table:table-cell office:value-type="float" office:value="100" calcext:value-type="float">
            <text:p>100</text:p>
          </table:table-cell>
          <table:table-cell table:formula="of:=IF([.A30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6810" calcext:value-type="float">
            <text:p>-6810</text:p>
          </table:table-cell>
          <table:table-cell office:value-type="float" office:value="101597.31" calcext:value-type="float">
            <text:p>101597.31</text:p>
          </table:table-cell>
          <table:table-cell office:value-type="float" office:value="100" calcext:value-type="float">
            <text:p>100</text:p>
          </table:table-cell>
          <table:table-cell table:formula="of:=IF([.A30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058" calcext:value-type="float">
            <text:p>-4058</text:p>
          </table:table-cell>
          <table:table-cell office:value-type="float" office:value="101597.31" calcext:value-type="float">
            <text:p>101597.31</text:p>
          </table:table-cell>
          <table:table-cell office:value-type="float" office:value="100" calcext:value-type="float">
            <text:p>100</text:p>
          </table:table-cell>
          <table:table-cell table:formula="of:=IF([.A30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941" calcext:value-type="float">
            <text:p>-3941</text:p>
          </table:table-cell>
          <table:table-cell office:value-type="float" office:value="100715.88" calcext:value-type="float">
            <text:p>100715.88</text:p>
          </table:table-cell>
          <table:table-cell office:value-type="float" office:value="100" calcext:value-type="float">
            <text:p>100</text:p>
          </table:table-cell>
          <table:table-cell table:formula="of:=IF([.A30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443" calcext:value-type="float">
            <text:p>-3443</text:p>
          </table:table-cell>
          <table:table-cell office:value-type="float" office:value="100715.88" calcext:value-type="float">
            <text:p>100715.88</text:p>
          </table:table-cell>
          <table:table-cell office:value-type="float" office:value="100" calcext:value-type="float">
            <text:p>100</text:p>
          </table:table-cell>
          <table:table-cell table:formula="of:=IF([.A30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982" calcext:value-type="float">
            <text:p>-5982</text:p>
          </table:table-cell>
          <table:table-cell office:value-type="float" office:value="100717.5" calcext:value-type="float">
            <text:p>100717.5</text:p>
          </table:table-cell>
          <table:table-cell office:value-type="float" office:value="100" calcext:value-type="float">
            <text:p>100</text:p>
          </table:table-cell>
          <table:table-cell table:formula="of:=IF([.A30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535" calcext:value-type="float">
            <text:p>-4535</text:p>
          </table:table-cell>
          <table:table-cell office:value-type="float" office:value="100717.5" calcext:value-type="float">
            <text:p>100717.5</text:p>
          </table:table-cell>
          <table:table-cell office:value-type="float" office:value="100" calcext:value-type="float">
            <text:p>100</text:p>
          </table:table-cell>
          <table:table-cell table:formula="of:=IF([.A30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859" calcext:value-type="float">
            <text:p>-3859</text:p>
          </table:table-cell>
          <table:table-cell office:value-type="float" office:value="100671.33" calcext:value-type="float">
            <text:p>100671.33</text:p>
          </table:table-cell>
          <table:table-cell office:value-type="float" office:value="100" calcext:value-type="float">
            <text:p>100</text:p>
          </table:table-cell>
          <table:table-cell table:formula="of:=IF([.A30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27" calcext:value-type="float">
            <text:p>-3327</text:p>
          </table:table-cell>
          <table:table-cell office:value-type="float" office:value="100671.33" calcext:value-type="float">
            <text:p>100671.33</text:p>
          </table:table-cell>
          <table:table-cell office:value-type="float" office:value="97.72" calcext:value-type="float">
            <text:p>97.72</text:p>
          </table:table-cell>
          <table:table-cell table:formula="of:=IF([.A31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79" calcext:value-type="float">
            <text:p>-3379</text:p>
          </table:table-cell>
          <table:table-cell office:value-type="float" office:value="100626.03" calcext:value-type="float">
            <text:p>100626.03</text:p>
          </table:table-cell>
          <table:table-cell office:value-type="float" office:value="97.62" calcext:value-type="float">
            <text:p>97.62</text:p>
          </table:table-cell>
          <table:table-cell table:formula="of:=IF([.A31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97" calcext:value-type="float">
            <text:p>-3197</text:p>
          </table:table-cell>
          <table:table-cell office:value-type="float" office:value="100584.14" calcext:value-type="float">
            <text:p>100584.14</text:p>
          </table:table-cell>
          <table:table-cell office:value-type="float" office:value="97.64" calcext:value-type="float">
            <text:p>97.64</text:p>
          </table:table-cell>
          <table:table-cell table:formula="of:=IF([.A31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10" calcext:value-type="float">
            <text:p>-3110</text:p>
          </table:table-cell>
          <table:table-cell office:value-type="float" office:value="100584.14" calcext:value-type="float">
            <text:p>100584.14</text:p>
          </table:table-cell>
          <table:table-cell office:value-type="float" office:value="97.61" calcext:value-type="float">
            <text:p>97.61</text:p>
          </table:table-cell>
          <table:table-cell table:formula="of:=IF([.A31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995" calcext:value-type="float">
            <text:p>-2995</text:p>
          </table:table-cell>
          <table:table-cell office:value-type="float" office:value="100548.05" calcext:value-type="float">
            <text:p>100548.05</text:p>
          </table:table-cell>
          <table:table-cell office:value-type="float" office:value="97.55" calcext:value-type="float">
            <text:p>97.55</text:p>
          </table:table-cell>
          <table:table-cell table:formula="of:=IF([.A31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97" calcext:value-type="float">
            <text:p>-2897</text:p>
          </table:table-cell>
          <table:table-cell office:value-type="float" office:value="100548.05" calcext:value-type="float">
            <text:p>100548.05</text:p>
          </table:table-cell>
          <table:table-cell office:value-type="float" office:value="97.59" calcext:value-type="float">
            <text:p>97.59</text:p>
          </table:table-cell>
          <table:table-cell table:formula="of:=IF([.A31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00" calcext:value-type="float">
            <text:p>-2800</text:p>
          </table:table-cell>
          <table:table-cell office:value-type="float" office:value="100519.62" calcext:value-type="float">
            <text:p>100519.62</text:p>
          </table:table-cell>
          <table:table-cell office:value-type="float" office:value="97.6" calcext:value-type="float">
            <text:p>97.6</text:p>
          </table:table-cell>
          <table:table-cell table:formula="of:=IF([.A31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62" calcext:value-type="float">
            <text:p>-2762</text:p>
          </table:table-cell>
          <table:table-cell office:value-type="float" office:value="100519.62" calcext:value-type="float">
            <text:p>100519.62</text:p>
          </table:table-cell>
          <table:table-cell office:value-type="float" office:value="97.65" calcext:value-type="float">
            <text:p>97.65</text:p>
          </table:table-cell>
          <table:table-cell table:formula="of:=IF([.A31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14" calcext:value-type="float">
            <text:p>-2614</text:p>
          </table:table-cell>
          <table:table-cell office:value-type="float" office:value="100487.67" calcext:value-type="float">
            <text:p>100487.67</text:p>
          </table:table-cell>
          <table:table-cell office:value-type="float" office:value="97.65" calcext:value-type="float">
            <text:p>97.65</text:p>
          </table:table-cell>
          <table:table-cell table:formula="of:=IF([.A31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490" calcext:value-type="float">
            <text:p>-2490</text:p>
          </table:table-cell>
          <table:table-cell office:value-type="float" office:value="100487.67" calcext:value-type="float">
            <text:p>100487.67</text:p>
          </table:table-cell>
          <table:table-cell office:value-type="float" office:value="97.59" calcext:value-type="float">
            <text:p>97.59</text:p>
          </table:table-cell>
          <table:table-cell table:formula="of:=IF([.A31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390" calcext:value-type="float">
            <text:p>-2390</text:p>
          </table:table-cell>
          <table:table-cell office:value-type="float" office:value="100462.58" calcext:value-type="float">
            <text:p>100462.58</text:p>
          </table:table-cell>
          <table:table-cell office:value-type="float" office:value="97.63" calcext:value-type="float">
            <text:p>97.63</text:p>
          </table:table-cell>
          <table:table-cell table:formula="of:=IF([.A32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260" calcext:value-type="float">
            <text:p>-2260</text:p>
          </table:table-cell>
          <table:table-cell office:value-type="float" office:value="100462.58" calcext:value-type="float">
            <text:p>100462.58</text:p>
          </table:table-cell>
          <table:table-cell office:value-type="float" office:value="97.57" calcext:value-type="float">
            <text:p>97.57</text:p>
          </table:table-cell>
          <table:table-cell table:formula="of:=IF([.A32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260" calcext:value-type="float">
            <text:p>-2260</text:p>
          </table:table-cell>
          <table:table-cell office:value-type="float" office:value="100434.09" calcext:value-type="float">
            <text:p>100434.09</text:p>
          </table:table-cell>
          <table:table-cell office:value-type="float" office:value="97.61" calcext:value-type="float">
            <text:p>97.61</text:p>
          </table:table-cell>
          <table:table-cell table:formula="of:=IF([.A32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972" calcext:value-type="float">
            <text:p>-1972</text:p>
          </table:table-cell>
          <table:table-cell office:value-type="float" office:value="100434.09" calcext:value-type="float">
            <text:p>100434.09</text:p>
          </table:table-cell>
          <table:table-cell office:value-type="float" office:value="97.62" calcext:value-type="float">
            <text:p>97.62</text:p>
          </table:table-cell>
          <table:table-cell table:formula="of:=IF([.A32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15" calcext:value-type="float">
            <text:p>-1815</text:p>
          </table:table-cell>
          <table:table-cell office:value-type="float" office:value="100412.22" calcext:value-type="float">
            <text:p>100412.22</text:p>
          </table:table-cell>
          <table:table-cell office:value-type="float" office:value="97.63" calcext:value-type="float">
            <text:p>97.63</text:p>
          </table:table-cell>
          <table:table-cell table:formula="of:=IF([.A32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029" calcext:value-type="float">
            <text:p>-2029</text:p>
          </table:table-cell>
          <table:table-cell office:value-type="float" office:value="100412.22" calcext:value-type="float">
            <text:p>100412.22</text:p>
          </table:table-cell>
          <table:table-cell office:value-type="float" office:value="97.58" calcext:value-type="float">
            <text:p>97.58</text:p>
          </table:table-cell>
          <table:table-cell table:formula="of:=IF([.A32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40" calcext:value-type="float">
            <text:p>-1640</text:p>
          </table:table-cell>
          <table:table-cell office:value-type="float" office:value="100395.47" calcext:value-type="float">
            <text:p>100395.47</text:p>
          </table:table-cell>
          <table:table-cell office:value-type="float" office:value="97.61" calcext:value-type="float">
            <text:p>97.61</text:p>
          </table:table-cell>
          <table:table-cell table:formula="of:=IF([.A32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562" calcext:value-type="float">
            <text:p>-1562</text:p>
          </table:table-cell>
          <table:table-cell office:value-type="float" office:value="100395.47" calcext:value-type="float">
            <text:p>100395.47</text:p>
          </table:table-cell>
          <table:table-cell office:value-type="float" office:value="97.62" calcext:value-type="float">
            <text:p>97.62</text:p>
          </table:table-cell>
          <table:table-cell table:formula="of:=IF([.A32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562" calcext:value-type="float">
            <text:p>-1562</text:p>
          </table:table-cell>
          <table:table-cell office:value-type="float" office:value="100376.38" calcext:value-type="float">
            <text:p>100376.38</text:p>
          </table:table-cell>
          <table:table-cell office:value-type="float" office:value="97.62" calcext:value-type="float">
            <text:p>97.62</text:p>
          </table:table-cell>
          <table:table-cell table:formula="of:=IF([.A32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85" calcext:value-type="float">
            <text:p>-1485</text:p>
          </table:table-cell>
          <table:table-cell office:value-type="float" office:value="100376.38" calcext:value-type="float">
            <text:p>100376.38</text:p>
          </table:table-cell>
          <table:table-cell office:value-type="float" office:value="97.58" calcext:value-type="float">
            <text:p>97.58</text:p>
          </table:table-cell>
          <table:table-cell table:formula="of:=IF([.A32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72" calcext:value-type="float">
            <text:p>-1372</text:p>
          </table:table-cell>
          <table:table-cell office:value-type="float" office:value="100357.66" calcext:value-type="float">
            <text:p>100357.66</text:p>
          </table:table-cell>
          <table:table-cell office:value-type="float" office:value="97.67" calcext:value-type="float">
            <text:p>97.67</text:p>
          </table:table-cell>
          <table:table-cell table:formula="of:=IF([.A33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99" calcext:value-type="float">
            <text:p>-1299</text:p>
          </table:table-cell>
          <table:table-cell office:value-type="float" office:value="100357.66" calcext:value-type="float">
            <text:p>100357.66</text:p>
          </table:table-cell>
          <table:table-cell office:value-type="float" office:value="97.62" calcext:value-type="float">
            <text:p>97.62</text:p>
          </table:table-cell>
          <table:table-cell table:formula="of:=IF([.A33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60" calcext:value-type="float">
            <text:p>-1460</text:p>
          </table:table-cell>
          <table:table-cell office:value-type="float" office:value="100339.71" calcext:value-type="float">
            <text:p>100339.71</text:p>
          </table:table-cell>
          <table:table-cell office:value-type="float" office:value="97.63" calcext:value-type="float">
            <text:p>97.63</text:p>
          </table:table-cell>
          <table:table-cell table:formula="of:=IF([.A33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90" calcext:value-type="float">
            <text:p>-1190</text:p>
          </table:table-cell>
          <table:table-cell office:value-type="float" office:value="100339.71" calcext:value-type="float">
            <text:p>100339.71</text:p>
          </table:table-cell>
          <table:table-cell office:value-type="float" office:value="97.61" calcext:value-type="float">
            <text:p>97.61</text:p>
          </table:table-cell>
          <table:table-cell table:formula="of:=IF([.A33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42" calcext:value-type="float">
            <text:p>-1142</text:p>
          </table:table-cell>
          <table:table-cell office:value-type="float" office:value="100324.4" calcext:value-type="float">
            <text:p>100324.4</text:p>
          </table:table-cell>
          <table:table-cell office:value-type="float" office:value="98" calcext:value-type="float">
            <text:p>98</text:p>
          </table:table-cell>
          <table:table-cell table:formula="of:=IF([.A33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60" calcext:value-type="float">
            <text:p>-1060</text:p>
          </table:table-cell>
          <table:table-cell office:value-type="float" office:value="100324.4" calcext:value-type="float">
            <text:p>100324.4</text:p>
          </table:table-cell>
          <table:table-cell office:value-type="float" office:value="100" calcext:value-type="float">
            <text:p>100</text:p>
          </table:table-cell>
          <table:table-cell table:formula="of:=IF([.A33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61" calcext:value-type="float">
            <text:p>-561</text:p>
          </table:table-cell>
          <table:table-cell office:value-type="float" office:value="100304.32" calcext:value-type="float">
            <text:p>100304.32</text:p>
          </table:table-cell>
          <table:table-cell office:value-type="float" office:value="100" calcext:value-type="float">
            <text:p>100</text:p>
          </table:table-cell>
          <table:table-cell table:formula="of:=IF([.A336]&lt;0;&quot;&lt;Z&quot;;&quot;&quot;)" office:value-type="string" office:string-value="&lt;Z" calcext:value-type="string">
            <text:p>&lt;Z</text:p>
          </table:table-cell>
          <table:table-cell table:formula="of:=SUM([.A296:.A336])" office:value-type="float" office:value="-44520" calcext:value-type="float">
            <text:p>-44520</text:p>
          </table:table-cell>
          <table:table-cell table:number-columns-repeated="2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00294.02" calcext:value-type="float">
            <text:p>100294.02</text:p>
          </table:table-cell>
          <table:table-cell office:value-type="float" office:value="100" calcext:value-type="float">
            <text:p>100</text:p>
          </table:table-cell>
          <table:table-cell table:formula="of:=IF([.A337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100294.02" calcext:value-type="float">
            <text:p>100294.02</text:p>
          </table:table-cell>
          <table:table-cell office:value-type="float" office:value="100" calcext:value-type="float">
            <text:p>100</text:p>
          </table:table-cell>
          <table:table-cell table:formula="of:=IF([.A338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00308.58" calcext:value-type="float">
            <text:p>100308.58</text:p>
          </table:table-cell>
          <table:table-cell office:value-type="float" office:value="100" calcext:value-type="float">
            <text:p>100</text:p>
          </table:table-cell>
          <table:table-cell table:formula="of:=IF([.A339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8179" calcext:value-type="float">
            <text:p>-8179</text:p>
          </table:table-cell>
          <table:table-cell office:value-type="float" office:value="100308.58" calcext:value-type="float">
            <text:p>100308.58</text:p>
          </table:table-cell>
          <table:table-cell office:value-type="float" office:value="100" calcext:value-type="float">
            <text:p>100</text:p>
          </table:table-cell>
          <table:table-cell table:formula="of:=IF([.A34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6502" calcext:value-type="float">
            <text:p>-6502</text:p>
          </table:table-cell>
          <table:table-cell office:value-type="float" office:value="101260.53" calcext:value-type="float">
            <text:p>101260.53</text:p>
          </table:table-cell>
          <table:table-cell office:value-type="float" office:value="100" calcext:value-type="float">
            <text:p>100</text:p>
          </table:table-cell>
          <table:table-cell table:formula="of:=IF([.A34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623" calcext:value-type="float">
            <text:p>-10623</text:p>
          </table:table-cell>
          <table:table-cell office:value-type="float" office:value="101260.53" calcext:value-type="float">
            <text:p>101260.53</text:p>
          </table:table-cell>
          <table:table-cell office:value-type="float" office:value="100" calcext:value-type="float">
            <text:p>100</text:p>
          </table:table-cell>
          <table:table-cell table:formula="of:=IF([.A34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6807" calcext:value-type="float">
            <text:p>-6807</text:p>
          </table:table-cell>
          <table:table-cell office:value-type="float" office:value="101490.64" calcext:value-type="float">
            <text:p>101490.64</text:p>
          </table:table-cell>
          <table:table-cell office:value-type="float" office:value="100" calcext:value-type="float">
            <text:p>100</text:p>
          </table:table-cell>
          <table:table-cell table:formula="of:=IF([.A34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101490.64" calcext:value-type="float">
            <text:p>101490.64</text:p>
          </table:table-cell>
          <table:table-cell office:value-type="float" office:value="100" calcext:value-type="float">
            <text:p>100</text:p>
          </table:table-cell>
          <table:table-cell table:formula="of:=IF([.A344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2060" calcext:value-type="float">
            <text:p>-2060</text:p>
          </table:table-cell>
          <table:table-cell office:value-type="float" office:value="100987.99" calcext:value-type="float">
            <text:p>100987.99</text:p>
          </table:table-cell>
          <table:table-cell office:value-type="float" office:value="100" calcext:value-type="float">
            <text:p>100</text:p>
          </table:table-cell>
          <table:table-cell table:formula="of:=IF([.A34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310" calcext:value-type="float">
            <text:p>-4310</text:p>
          </table:table-cell>
          <table:table-cell office:value-type="float" office:value="100987.99" calcext:value-type="float">
            <text:p>100987.99</text:p>
          </table:table-cell>
          <table:table-cell office:value-type="float" office:value="100" calcext:value-type="float">
            <text:p>100</text:p>
          </table:table-cell>
          <table:table-cell table:formula="of:=IF([.A34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255" calcext:value-type="float">
            <text:p>-4255</text:p>
          </table:table-cell>
          <table:table-cell office:value-type="float" office:value="100734.6" calcext:value-type="float">
            <text:p>100734.6</text:p>
          </table:table-cell>
          <table:table-cell office:value-type="float" office:value="100" calcext:value-type="float">
            <text:p>100</text:p>
          </table:table-cell>
          <table:table-cell table:formula="of:=IF([.A34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6052" calcext:value-type="float">
            <text:p>-6052</text:p>
          </table:table-cell>
          <table:table-cell office:value-type="float" office:value="100734.6" calcext:value-type="float">
            <text:p>100734.6</text:p>
          </table:table-cell>
          <table:table-cell office:value-type="float" office:value="100" calcext:value-type="float">
            <text:p>100</text:p>
          </table:table-cell>
          <table:table-cell table:formula="of:=IF([.A34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477" calcext:value-type="float">
            <text:p>-4477</text:p>
          </table:table-cell>
          <table:table-cell office:value-type="float" office:value="100688.25" calcext:value-type="float">
            <text:p>100688.25</text:p>
          </table:table-cell>
          <table:table-cell office:value-type="float" office:value="100" calcext:value-type="float">
            <text:p>100</text:p>
          </table:table-cell>
          <table:table-cell table:formula="of:=IF([.A34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880" calcext:value-type="float">
            <text:p>-3880</text:p>
          </table:table-cell>
          <table:table-cell office:value-type="float" office:value="100688.25" calcext:value-type="float">
            <text:p>100688.25</text:p>
          </table:table-cell>
          <table:table-cell office:value-type="float" office:value="100" calcext:value-type="float">
            <text:p>100</text:p>
          </table:table-cell>
          <table:table-cell table:formula="of:=IF([.A35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83" calcext:value-type="float">
            <text:p>-3383</text:p>
          </table:table-cell>
          <table:table-cell office:value-type="float" office:value="100641.7" calcext:value-type="float">
            <text:p>100641.7</text:p>
          </table:table-cell>
          <table:table-cell office:value-type="float" office:value="97.67" calcext:value-type="float">
            <text:p>97.67</text:p>
          </table:table-cell>
          <table:table-cell table:formula="of:=IF([.A35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83" calcext:value-type="float">
            <text:p>-3383</text:p>
          </table:table-cell>
          <table:table-cell office:value-type="float" office:value="100641.7" calcext:value-type="float">
            <text:p>100641.7</text:p>
          </table:table-cell>
          <table:table-cell office:value-type="float" office:value="97.57" calcext:value-type="float">
            <text:p>97.57</text:p>
          </table:table-cell>
          <table:table-cell table:formula="of:=IF([.A35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222" calcext:value-type="float">
            <text:p>-3222</text:p>
          </table:table-cell>
          <table:table-cell office:value-type="float" office:value="100598.53" calcext:value-type="float">
            <text:p>100598.53</text:p>
          </table:table-cell>
          <table:table-cell office:value-type="float" office:value="97.59" calcext:value-type="float">
            <text:p>97.59</text:p>
          </table:table-cell>
          <table:table-cell table:formula="of:=IF([.A35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05" calcext:value-type="float">
            <text:p>-3105</text:p>
          </table:table-cell>
          <table:table-cell office:value-type="float" office:value="100598.53" calcext:value-type="float">
            <text:p>100598.53</text:p>
          </table:table-cell>
          <table:table-cell office:value-type="float" office:value="97.63" calcext:value-type="float">
            <text:p>97.63</text:p>
          </table:table-cell>
          <table:table-cell table:formula="of:=IF([.A35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20" calcext:value-type="float">
            <text:p>-3020</text:p>
          </table:table-cell>
          <table:table-cell office:value-type="float" office:value="100566.07" calcext:value-type="float">
            <text:p>100566.07</text:p>
          </table:table-cell>
          <table:table-cell office:value-type="float" office:value="97.66" calcext:value-type="float">
            <text:p>97.66</text:p>
          </table:table-cell>
          <table:table-cell table:formula="of:=IF([.A35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906" calcext:value-type="float">
            <text:p>-2906</text:p>
          </table:table-cell>
          <table:table-cell office:value-type="float" office:value="100528.77" calcext:value-type="float">
            <text:p>100528.77</text:p>
          </table:table-cell>
          <table:table-cell office:value-type="float" office:value="97.63" calcext:value-type="float">
            <text:p>97.63</text:p>
          </table:table-cell>
          <table:table-cell table:formula="of:=IF([.A35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05" calcext:value-type="float">
            <text:p>-2805</text:p>
          </table:table-cell>
          <table:table-cell office:value-type="float" office:value="100528.77" calcext:value-type="float">
            <text:p>100528.77</text:p>
          </table:table-cell>
          <table:table-cell office:value-type="float" office:value="97.61" calcext:value-type="float">
            <text:p>97.61</text:p>
          </table:table-cell>
          <table:table-cell table:formula="of:=IF([.A35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39" calcext:value-type="float">
            <text:p>-2739</text:p>
          </table:table-cell>
          <table:table-cell office:value-type="float" office:value="100499.42" calcext:value-type="float">
            <text:p>100499.42</text:p>
          </table:table-cell>
          <table:table-cell office:value-type="float" office:value="97.6" calcext:value-type="float">
            <text:p>97.6</text:p>
          </table:table-cell>
          <table:table-cell table:formula="of:=IF([.A35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42" calcext:value-type="float">
            <text:p>-2642</text:p>
          </table:table-cell>
          <table:table-cell office:value-type="float" office:value="100499.42" calcext:value-type="float">
            <text:p>100499.42</text:p>
          </table:table-cell>
          <table:table-cell office:value-type="float" office:value="97.58" calcext:value-type="float">
            <text:p>97.58</text:p>
          </table:table-cell>
          <table:table-cell table:formula="of:=IF([.A35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15" calcext:value-type="float">
            <text:p>-2615</text:p>
          </table:table-cell>
          <table:table-cell office:value-type="float" office:value="100469.72" calcext:value-type="float">
            <text:p>100469.72</text:p>
          </table:table-cell>
          <table:table-cell office:value-type="float" office:value="97.6" calcext:value-type="float">
            <text:p>97.6</text:p>
          </table:table-cell>
          <table:table-cell table:formula="of:=IF([.A36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440" calcext:value-type="float">
            <text:p>-2440</text:p>
          </table:table-cell>
          <table:table-cell office:value-type="float" office:value="100469.72" calcext:value-type="float">
            <text:p>100469.72</text:p>
          </table:table-cell>
          <table:table-cell office:value-type="float" office:value="97.63" calcext:value-type="float">
            <text:p>97.63</text:p>
          </table:table-cell>
          <table:table-cell table:formula="of:=IF([.A36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168" calcext:value-type="float">
            <text:p>-2168</text:p>
          </table:table-cell>
          <table:table-cell office:value-type="float" office:value="100444.1" calcext:value-type="float">
            <text:p>100444.1</text:p>
          </table:table-cell>
          <table:table-cell office:value-type="float" office:value="97.61" calcext:value-type="float">
            <text:p>97.61</text:p>
          </table:table-cell>
          <table:table-cell table:formula="of:=IF([.A36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199" calcext:value-type="float">
            <text:p>-2199</text:p>
          </table:table-cell>
          <table:table-cell office:value-type="float" office:value="100444.1" calcext:value-type="float">
            <text:p>100444.1</text:p>
          </table:table-cell>
          <table:table-cell office:value-type="float" office:value="97.59" calcext:value-type="float">
            <text:p>97.59</text:p>
          </table:table-cell>
          <table:table-cell table:formula="of:=IF([.A36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972" calcext:value-type="float">
            <text:p>-1972</text:p>
          </table:table-cell>
          <table:table-cell office:value-type="float" office:value="100421.66" calcext:value-type="float">
            <text:p>100421.66</text:p>
          </table:table-cell>
          <table:table-cell office:value-type="float" office:value="97.61" calcext:value-type="float">
            <text:p>97.61</text:p>
          </table:table-cell>
          <table:table-cell table:formula="of:=IF([.A36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43" calcext:value-type="float">
            <text:p>-1843</text:p>
          </table:table-cell>
          <table:table-cell office:value-type="float" office:value="100421.66" calcext:value-type="float">
            <text:p>100421.66</text:p>
          </table:table-cell>
          <table:table-cell office:value-type="float" office:value="97.58" calcext:value-type="float">
            <text:p>97.58</text:p>
          </table:table-cell>
          <table:table-cell table:formula="of:=IF([.A36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29" calcext:value-type="float">
            <text:p>-1829</text:p>
          </table:table-cell>
          <table:table-cell office:value-type="float" office:value="100401.17" calcext:value-type="float">
            <text:p>100401.17</text:p>
          </table:table-cell>
          <table:table-cell office:value-type="float" office:value="97.6" calcext:value-type="float">
            <text:p>97.6</text:p>
          </table:table-cell>
          <table:table-cell table:formula="of:=IF([.A36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27" calcext:value-type="float">
            <text:p>-1627</text:p>
          </table:table-cell>
          <table:table-cell office:value-type="float" office:value="100401.17" calcext:value-type="float">
            <text:p>100401.17</text:p>
          </table:table-cell>
          <table:table-cell office:value-type="float" office:value="97.62" calcext:value-type="float">
            <text:p>97.62</text:p>
          </table:table-cell>
          <table:table-cell table:formula="of:=IF([.A36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549" calcext:value-type="float">
            <text:p>-1549</text:p>
          </table:table-cell>
          <table:table-cell office:value-type="float" office:value="100382" calcext:value-type="float">
            <text:p>100382</text:p>
          </table:table-cell>
          <table:table-cell office:value-type="float" office:value="97.62" calcext:value-type="float">
            <text:p>97.62</text:p>
          </table:table-cell>
          <table:table-cell table:formula="of:=IF([.A36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721" calcext:value-type="float">
            <text:p>-1721</text:p>
          </table:table-cell>
          <table:table-cell office:value-type="float" office:value="100382" calcext:value-type="float">
            <text:p>100382</text:p>
          </table:table-cell>
          <table:table-cell office:value-type="float" office:value="97.61" calcext:value-type="float">
            <text:p>97.61</text:p>
          </table:table-cell>
          <table:table-cell table:formula="of:=IF([.A36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22" calcext:value-type="float">
            <text:p>-1422</text:p>
          </table:table-cell>
          <table:table-cell office:value-type="float" office:value="100359.67" calcext:value-type="float">
            <text:p>100359.67</text:p>
          </table:table-cell>
          <table:table-cell office:value-type="float" office:value="97.56" calcext:value-type="float">
            <text:p>97.56</text:p>
          </table:table-cell>
          <table:table-cell table:formula="of:=IF([.A37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60" calcext:value-type="float">
            <text:p>-1360</text:p>
          </table:table-cell>
          <table:table-cell office:value-type="float" office:value="100359.67" calcext:value-type="float">
            <text:p>100359.67</text:p>
          </table:table-cell>
          <table:table-cell office:value-type="float" office:value="97.61" calcext:value-type="float">
            <text:p>97.61</text:p>
          </table:table-cell>
          <table:table-cell table:formula="of:=IF([.A37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50" calcext:value-type="float">
            <text:p>-1250</text:p>
          </table:table-cell>
          <table:table-cell office:value-type="float" office:value="100344.82" calcext:value-type="float">
            <text:p>100344.82</text:p>
          </table:table-cell>
          <table:table-cell office:value-type="float" office:value="97.62" calcext:value-type="float">
            <text:p>97.62</text:p>
          </table:table-cell>
          <table:table-cell table:formula="of:=IF([.A37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74" calcext:value-type="float">
            <text:p>-1274</text:p>
          </table:table-cell>
          <table:table-cell office:value-type="float" office:value="100344.82" calcext:value-type="float">
            <text:p>100344.82</text:p>
          </table:table-cell>
          <table:table-cell office:value-type="float" office:value="97.63" calcext:value-type="float">
            <text:p>97.63</text:p>
          </table:table-cell>
          <table:table-cell table:formula="of:=IF([.A37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02" calcext:value-type="float">
            <text:p>-1202</text:p>
          </table:table-cell>
          <table:table-cell office:value-type="float" office:value="100327.32" calcext:value-type="float">
            <text:p>100327.32</text:p>
          </table:table-cell>
          <table:table-cell office:value-type="float" office:value="97.62" calcext:value-type="float">
            <text:p>97.62</text:p>
          </table:table-cell>
          <table:table-cell table:formula="of:=IF([.A37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07" calcext:value-type="float">
            <text:p>-1107</text:p>
          </table:table-cell>
          <table:table-cell office:value-type="float" office:value="100327.32" calcext:value-type="float">
            <text:p>100327.32</text:p>
          </table:table-cell>
          <table:table-cell office:value-type="float" office:value="97.98" calcext:value-type="float">
            <text:p>97.98</text:p>
          </table:table-cell>
          <table:table-cell table:formula="of:=IF([.A37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72" calcext:value-type="float">
            <text:p>-1072</text:p>
          </table:table-cell>
          <table:table-cell office:value-type="float" office:value="100307.25" calcext:value-type="float">
            <text:p>100307.25</text:p>
          </table:table-cell>
          <table:table-cell office:value-type="float" office:value="100" calcext:value-type="float">
            <text:p>100</text:p>
          </table:table-cell>
          <table:table-cell table:formula="of:=IF([.A37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14" calcext:value-type="float">
            <text:p>-514</text:p>
          </table:table-cell>
          <table:table-cell office:value-type="float" office:value="100307.25" calcext:value-type="float">
            <text:p>100307.25</text:p>
          </table:table-cell>
          <table:table-cell office:value-type="float" office:value="100" calcext:value-type="float">
            <text:p>100</text:p>
          </table:table-cell>
          <table:table-cell table:formula="of:=IF([.A377]&lt;0;&quot;&lt;Z&quot;;&quot;&quot;)" office:value-type="string" office:string-value="&lt;Z" calcext:value-type="string">
            <text:p>&lt;Z</text:p>
          </table:table-cell>
          <table:table-cell table:formula="of:=SUM([.A337:.A377])" office:value-type="float" office:value="-96413" calcext:value-type="float">
            <text:p>-96413</text:p>
          </table:table-cell>
          <table:table-cell table:number-columns-repeated="2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00292.75" calcext:value-type="float">
            <text:p>100292.75</text:p>
          </table:table-cell>
          <table:table-cell office:value-type="float" office:value="100" calcext:value-type="float">
            <text:p>100</text:p>
          </table:table-cell>
          <table:table-cell table:formula="of:=IF([.A378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00292.75" calcext:value-type="float">
            <text:p>100292.75</text:p>
          </table:table-cell>
          <table:table-cell office:value-type="float" office:value="100" calcext:value-type="float">
            <text:p>100</text:p>
          </table:table-cell>
          <table:table-cell table:formula="of:=IF([.A379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20932" calcext:value-type="float">
            <text:p>20932</text:p>
          </table:table-cell>
          <table:table-cell office:value-type="float" office:value="100293.61" calcext:value-type="float">
            <text:p>100293.61</text:p>
          </table:table-cell>
          <table:table-cell office:value-type="float" office:value="100" calcext:value-type="float">
            <text:p>100</text:p>
          </table:table-cell>
          <table:table-cell table:formula="of:=IF([.A380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11839" calcext:value-type="float">
            <text:p>11839</text:p>
          </table:table-cell>
          <table:table-cell office:value-type="float" office:value="100934.85" calcext:value-type="float">
            <text:p>100934.85</text:p>
          </table:table-cell>
          <table:table-cell office:value-type="float" office:value="100" calcext:value-type="float">
            <text:p>100</text:p>
          </table:table-cell>
          <table:table-cell table:formula="of:=IF([.A381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00934.85" calcext:value-type="float">
            <text:p>100934.85</text:p>
          </table:table-cell>
          <table:table-cell office:value-type="float" office:value="100" calcext:value-type="float">
            <text:p>100</text:p>
          </table:table-cell>
          <table:table-cell table:formula="of:=IF([.A382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7451" calcext:value-type="float">
            <text:p>-7451</text:p>
          </table:table-cell>
          <table:table-cell office:value-type="float" office:value="101493.58" calcext:value-type="float">
            <text:p>101493.58</text:p>
          </table:table-cell>
          <table:table-cell office:value-type="float" office:value="100" calcext:value-type="float">
            <text:p>100</text:p>
          </table:table-cell>
          <table:table-cell table:formula="of:=IF([.A38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float" office:value="101493.58" calcext:value-type="float">
            <text:p>101493.58</text:p>
          </table:table-cell>
          <table:table-cell office:value-type="float" office:value="100" calcext:value-type="float">
            <text:p>100</text:p>
          </table:table-cell>
          <table:table-cell table:formula="of:=IF([.A384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7645" calcext:value-type="float">
            <text:p>-7645</text:p>
          </table:table-cell>
          <table:table-cell office:value-type="float" office:value="101633.64" calcext:value-type="float">
            <text:p>101633.64</text:p>
          </table:table-cell>
          <table:table-cell office:value-type="float" office:value="100" calcext:value-type="float">
            <text:p>100</text:p>
          </table:table-cell>
          <table:table-cell table:formula="of:=IF([.A38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09" calcext:value-type="float">
            <text:p>-2609</text:p>
          </table:table-cell>
          <table:table-cell office:value-type="float" office:value="101633.64" calcext:value-type="float">
            <text:p>101633.64</text:p>
          </table:table-cell>
          <table:table-cell office:value-type="float" office:value="100" calcext:value-type="float">
            <text:p>100</text:p>
          </table:table-cell>
          <table:table-cell table:formula="of:=IF([.A38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559" calcext:value-type="float">
            <text:p>-3559</text:p>
          </table:table-cell>
          <table:table-cell office:value-type="float" office:value="100696.78" calcext:value-type="float">
            <text:p>100696.78</text:p>
          </table:table-cell>
          <table:table-cell office:value-type="float" office:value="100" calcext:value-type="float">
            <text:p>100</text:p>
          </table:table-cell>
          <table:table-cell table:formula="of:=IF([.A38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100696.78" calcext:value-type="float">
            <text:p>100696.78</text:p>
          </table:table-cell>
          <table:table-cell office:value-type="float" office:value="100" calcext:value-type="float">
            <text:p>100</text:p>
          </table:table-cell>
          <table:table-cell table:formula="of:=IF([.A388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5893" calcext:value-type="float">
            <text:p>-5893</text:p>
          </table:table-cell>
          <table:table-cell office:value-type="float" office:value="100711.63" calcext:value-type="float">
            <text:p>100711.63</text:p>
          </table:table-cell>
          <table:table-cell office:value-type="float" office:value="100" calcext:value-type="float">
            <text:p>100</text:p>
          </table:table-cell>
          <table:table-cell table:formula="of:=IF([.A38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456" calcext:value-type="float">
            <text:p>-4456</text:p>
          </table:table-cell>
          <table:table-cell office:value-type="float" office:value="100711.63" calcext:value-type="float">
            <text:p>100711.63</text:p>
          </table:table-cell>
          <table:table-cell office:value-type="float" office:value="100" calcext:value-type="float">
            <text:p>100</text:p>
          </table:table-cell>
          <table:table-cell table:formula="of:=IF([.A39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875" calcext:value-type="float">
            <text:p>-3875</text:p>
          </table:table-cell>
          <table:table-cell office:value-type="float" office:value="100666.57" calcext:value-type="float">
            <text:p>100666.57</text:p>
          </table:table-cell>
          <table:table-cell office:value-type="float" office:value="100" calcext:value-type="float">
            <text:p>100</text:p>
          </table:table-cell>
          <table:table-cell table:formula="of:=IF([.A39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42" calcext:value-type="float">
            <text:p>-3342</text:p>
          </table:table-cell>
          <table:table-cell office:value-type="float" office:value="100666.57" calcext:value-type="float">
            <text:p>100666.57</text:p>
          </table:table-cell>
          <table:table-cell office:value-type="float" office:value="97.72" calcext:value-type="float">
            <text:p>97.72</text:p>
          </table:table-cell>
          <table:table-cell table:formula="of:=IF([.A39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95" calcext:value-type="float">
            <text:p>-3395</text:p>
          </table:table-cell>
          <table:table-cell office:value-type="float" office:value="100621.95" calcext:value-type="float">
            <text:p>100621.95</text:p>
          </table:table-cell>
          <table:table-cell office:value-type="float" office:value="97.62" calcext:value-type="float">
            <text:p>97.62</text:p>
          </table:table-cell>
          <table:table-cell table:formula="of:=IF([.A39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223" calcext:value-type="float">
            <text:p>-3223</text:p>
          </table:table-cell>
          <table:table-cell office:value-type="float" office:value="100621.95" calcext:value-type="float">
            <text:p>100621.95</text:p>
          </table:table-cell>
          <table:table-cell office:value-type="float" office:value="97.62" calcext:value-type="float">
            <text:p>97.62</text:p>
          </table:table-cell>
          <table:table-cell table:formula="of:=IF([.A39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26" calcext:value-type="float">
            <text:p>-3126</text:p>
          </table:table-cell>
          <table:table-cell office:value-type="float" office:value="100583.39" calcext:value-type="float">
            <text:p>100583.39</text:p>
          </table:table-cell>
          <table:table-cell office:value-type="float" office:value="97.61" calcext:value-type="float">
            <text:p>97.61</text:p>
          </table:table-cell>
          <table:table-cell table:formula="of:=IF([.A39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20" calcext:value-type="float">
            <text:p>-3020</text:p>
          </table:table-cell>
          <table:table-cell office:value-type="float" office:value="100583.39" calcext:value-type="float">
            <text:p>100583.39</text:p>
          </table:table-cell>
          <table:table-cell office:value-type="float" office:value="97.62" calcext:value-type="float">
            <text:p>97.62</text:p>
          </table:table-cell>
          <table:table-cell table:formula="of:=IF([.A39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906" calcext:value-type="float">
            <text:p>-2906</text:p>
          </table:table-cell>
          <table:table-cell office:value-type="float" office:value="100547.14" calcext:value-type="float">
            <text:p>100547.14</text:p>
          </table:table-cell>
          <table:table-cell office:value-type="float" office:value="97.62" calcext:value-type="float">
            <text:p>97.62</text:p>
          </table:table-cell>
          <table:table-cell table:formula="of:=IF([.A39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19" calcext:value-type="float">
            <text:p>-2819</text:p>
          </table:table-cell>
          <table:table-cell office:value-type="float" office:value="100547.14" calcext:value-type="float">
            <text:p>100547.14</text:p>
          </table:table-cell>
          <table:table-cell office:value-type="float" office:value="97.61" calcext:value-type="float">
            <text:p>97.61</text:p>
          </table:table-cell>
          <table:table-cell table:formula="of:=IF([.A39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49" calcext:value-type="float">
            <text:p>-2749</text:p>
          </table:table-cell>
          <table:table-cell office:value-type="float" office:value="100516.28" calcext:value-type="float">
            <text:p>100516.28</text:p>
          </table:table-cell>
          <table:table-cell office:value-type="float" office:value="97.55" calcext:value-type="float">
            <text:p>97.55</text:p>
          </table:table-cell>
          <table:table-cell table:formula="of:=IF([.A39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55" calcext:value-type="float">
            <text:p>-2655</text:p>
          </table:table-cell>
          <table:table-cell office:value-type="float" office:value="100486.41" calcext:value-type="float">
            <text:p>100486.41</text:p>
          </table:table-cell>
          <table:table-cell office:value-type="float" office:value="97.64" calcext:value-type="float">
            <text:p>97.64</text:p>
          </table:table-cell>
          <table:table-cell table:formula="of:=IF([.A40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506" calcext:value-type="float">
            <text:p>-2506</text:p>
          </table:table-cell>
          <table:table-cell office:value-type="float" office:value="100486.82" calcext:value-type="float">
            <text:p>100486.82</text:p>
          </table:table-cell>
          <table:table-cell office:value-type="float" office:value="97.62" calcext:value-type="float">
            <text:p>97.62</text:p>
          </table:table-cell>
          <table:table-cell table:formula="of:=IF([.A40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456" calcext:value-type="float">
            <text:p>-2456</text:p>
          </table:table-cell>
          <table:table-cell office:value-type="float" office:value="100459.02" calcext:value-type="float">
            <text:p>100459.02</text:p>
          </table:table-cell>
          <table:table-cell office:value-type="float" office:value="97.65" calcext:value-type="float">
            <text:p>97.65</text:p>
          </table:table-cell>
          <table:table-cell table:formula="of:=IF([.A40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182" calcext:value-type="float">
            <text:p>-2182</text:p>
          </table:table-cell>
          <table:table-cell office:value-type="float" office:value="100459.02" calcext:value-type="float">
            <text:p>100459.02</text:p>
          </table:table-cell>
          <table:table-cell office:value-type="float" office:value="97.64" calcext:value-type="float">
            <text:p>97.64</text:p>
          </table:table-cell>
          <table:table-cell table:formula="of:=IF([.A40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307" calcext:value-type="float">
            <text:p>-2307</text:p>
          </table:table-cell>
          <table:table-cell office:value-type="float" office:value="100434.32" calcext:value-type="float">
            <text:p>100434.32</text:p>
          </table:table-cell>
          <table:table-cell office:value-type="float" office:value="97.62" calcext:value-type="float">
            <text:p>97.62</text:p>
          </table:table-cell>
          <table:table-cell table:formula="of:=IF([.A40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987" calcext:value-type="float">
            <text:p>-1987</text:p>
          </table:table-cell>
          <table:table-cell office:value-type="float" office:value="100434.32" calcext:value-type="float">
            <text:p>100434.32</text:p>
          </table:table-cell>
          <table:table-cell office:value-type="float" office:value="97.59" calcext:value-type="float">
            <text:p>97.59</text:p>
          </table:table-cell>
          <table:table-cell table:formula="of:=IF([.A40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01" calcext:value-type="float">
            <text:p>-1801</text:p>
          </table:table-cell>
          <table:table-cell office:value-type="float" office:value="100411.64" calcext:value-type="float">
            <text:p>100411.64</text:p>
          </table:table-cell>
          <table:table-cell office:value-type="float" office:value="97.58" calcext:value-type="float">
            <text:p>97.58</text:p>
          </table:table-cell>
          <table:table-cell table:formula="of:=IF([.A40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15" calcext:value-type="float">
            <text:p>-1815</text:p>
          </table:table-cell>
          <table:table-cell office:value-type="float" office:value="100411.64" calcext:value-type="float">
            <text:p>100411.64</text:p>
          </table:table-cell>
          <table:table-cell office:value-type="float" office:value="97.59" calcext:value-type="float">
            <text:p>97.59</text:p>
          </table:table-cell>
          <table:table-cell table:formula="of:=IF([.A40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54" calcext:value-type="float">
            <text:p>-1654</text:p>
          </table:table-cell>
          <table:table-cell office:value-type="float" office:value="100391.03" calcext:value-type="float">
            <text:p>100391.03</text:p>
          </table:table-cell>
          <table:table-cell office:value-type="float" office:value="97.62" calcext:value-type="float">
            <text:p>97.62</text:p>
          </table:table-cell>
          <table:table-cell table:formula="of:=IF([.A40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549" calcext:value-type="float">
            <text:p>-1549</text:p>
          </table:table-cell>
          <table:table-cell office:value-type="float" office:value="100391.03" calcext:value-type="float">
            <text:p>100391.03</text:p>
          </table:table-cell>
          <table:table-cell office:value-type="float" office:value="97.6" calcext:value-type="float">
            <text:p>97.6</text:p>
          </table:table-cell>
          <table:table-cell table:formula="of:=IF([.A40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71.35" calcext:value-type="float">
            <text:p>100371.35</text:p>
          </table:table-cell>
          <table:table-cell office:value-type="float" office:value="97.54" calcext:value-type="float">
            <text:p>97.54</text:p>
          </table:table-cell>
          <table:table-cell table:formula="of:=IF([.A41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71.35" calcext:value-type="float">
            <text:p>100371.35</text:p>
          </table:table-cell>
          <table:table-cell office:value-type="float" office:value="97.61" calcext:value-type="float">
            <text:p>97.61</text:p>
          </table:table-cell>
          <table:table-cell table:formula="of:=IF([.A41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35" calcext:value-type="float">
            <text:p>-1335</text:p>
          </table:table-cell>
          <table:table-cell office:value-type="float" office:value="100356.91" calcext:value-type="float">
            <text:p>100356.91</text:p>
          </table:table-cell>
          <table:table-cell office:value-type="float" office:value="97.58" calcext:value-type="float">
            <text:p>97.58</text:p>
          </table:table-cell>
          <table:table-cell table:formula="of:=IF([.A41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11" calcext:value-type="float">
            <text:p>-1311</text:p>
          </table:table-cell>
          <table:table-cell office:value-type="float" office:value="100356.91" calcext:value-type="float">
            <text:p>100356.91</text:p>
          </table:table-cell>
          <table:table-cell office:value-type="float" office:value="97.66" calcext:value-type="float">
            <text:p>97.66</text:p>
          </table:table-cell>
          <table:table-cell table:formula="of:=IF([.A41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62" calcext:value-type="float">
            <text:p>-1262</text:p>
          </table:table-cell>
          <table:table-cell office:value-type="float" office:value="100337.46" calcext:value-type="float">
            <text:p>100337.46</text:p>
          </table:table-cell>
          <table:table-cell office:value-type="float" office:value="97.6" calcext:value-type="float">
            <text:p>97.6</text:p>
          </table:table-cell>
          <table:table-cell table:formula="of:=IF([.A41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25" calcext:value-type="float">
            <text:p>-1225</text:p>
          </table:table-cell>
          <table:table-cell office:value-type="float" office:value="100337.46" calcext:value-type="float">
            <text:p>100337.46</text:p>
          </table:table-cell>
          <table:table-cell office:value-type="float" office:value="97.65" calcext:value-type="float">
            <text:p>97.65</text:p>
          </table:table-cell>
          <table:table-cell table:formula="of:=IF([.A41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95" calcext:value-type="float">
            <text:p>-1095</text:p>
          </table:table-cell>
          <table:table-cell office:value-type="float" office:value="100320.37" calcext:value-type="float">
            <text:p>100320.37</text:p>
          </table:table-cell>
          <table:table-cell office:value-type="float" office:value="98" calcext:value-type="float">
            <text:p>98</text:p>
          </table:table-cell>
          <table:table-cell table:formula="of:=IF([.A41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095" calcext:value-type="float">
            <text:p>-1095</text:p>
          </table:table-cell>
          <table:table-cell office:value-type="float" office:value="100320.37" calcext:value-type="float">
            <text:p>100320.37</text:p>
          </table:table-cell>
          <table:table-cell office:value-type="float" office:value="100" calcext:value-type="float">
            <text:p>100</text:p>
          </table:table-cell>
          <table:table-cell table:formula="of:=IF([.A41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100302.92" calcext:value-type="float">
            <text:p>100302.92</text:p>
          </table:table-cell>
          <table:table-cell office:value-type="float" office:value="100" calcext:value-type="float">
            <text:p>100</text:p>
          </table:table-cell>
          <table:table-cell table:formula="of:=IF([.A418]&lt;0;&quot;&lt;Z&quot;;&quot;&quot;)" office:value-type="string" office:string-value="&lt;Z" calcext:value-type="string">
            <text:p>&lt;Z</text:p>
          </table:table-cell>
          <table:table-cell table:formula="of:=SUM([.A378:.A418])" office:value-type="float" office:value="-36300" calcext:value-type="float">
            <text:p>-36300</text:p>
          </table:table-cell>
          <table:table-cell table:number-columns-repeated="2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00302.92" calcext:value-type="float">
            <text:p>100302.92</text:p>
          </table:table-cell>
          <table:table-cell office:value-type="float" office:value="100" calcext:value-type="float">
            <text:p>100</text:p>
          </table:table-cell>
          <table:table-cell table:formula="of:=IF([.A419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00294.53" calcext:value-type="float">
            <text:p>100294.53</text:p>
          </table:table-cell>
          <table:table-cell office:value-type="float" office:value="100" calcext:value-type="float">
            <text:p>100</text:p>
          </table:table-cell>
          <table:table-cell table:formula="of:=IF([.A420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19059" calcext:value-type="float">
            <text:p>19059</text:p>
          </table:table-cell>
          <table:table-cell office:value-type="float" office:value="100294.53" calcext:value-type="float">
            <text:p>100294.53</text:p>
          </table:table-cell>
          <table:table-cell office:value-type="float" office:value="100" calcext:value-type="float">
            <text:p>100</text:p>
          </table:table-cell>
          <table:table-cell table:formula="of:=IF([.A421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100395.99" calcext:value-type="float">
            <text:p>100395.99</text:p>
          </table:table-cell>
          <table:table-cell office:value-type="float" office:value="100" calcext:value-type="float">
            <text:p>100</text:p>
          </table:table-cell>
          <table:table-cell table:formula="of:=IF([.A422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101343.5" calcext:value-type="float">
            <text:p>101343.5</text:p>
          </table:table-cell>
          <table:table-cell office:value-type="float" office:value="100" calcext:value-type="float">
            <text:p>100</text:p>
          </table:table-cell>
          <table:table-cell table:formula="of:=IF([.A423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7134" calcext:value-type="float">
            <text:p>-7134</text:p>
          </table:table-cell>
          <table:table-cell office:value-type="float" office:value="101343.5" calcext:value-type="float">
            <text:p>101343.5</text:p>
          </table:table-cell>
          <table:table-cell office:value-type="float" office:value="100" calcext:value-type="float">
            <text:p>100</text:p>
          </table:table-cell>
          <table:table-cell table:formula="of:=IF([.A42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101530.36" calcext:value-type="float">
            <text:p>101530.36</text:p>
          </table:table-cell>
          <table:table-cell office:value-type="float" office:value="100" calcext:value-type="float">
            <text:p>100</text:p>
          </table:table-cell>
          <table:table-cell table:formula="of:=IF([.A425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01530.36" calcext:value-type="float">
            <text:p>101530.36</text:p>
          </table:table-cell>
          <table:table-cell office:value-type="float" office:value="100" calcext:value-type="float">
            <text:p>100</text:p>
          </table:table-cell>
          <table:table-cell table:formula="of:=IF([.A426]&lt;0;&quot;&lt;Z&quot;;&quot;&quot;)">
            <text:p/>
          </table:table-cell>
          <table:table-cell table:number-columns-repeated="3"/>
        </table:table-row>
        <table:table-row table:style-name="ro1">
          <table:table-cell office:value-type="float" office:value="-4586" calcext:value-type="float">
            <text:p>-4586</text:p>
          </table:table-cell>
          <table:table-cell office:value-type="float" office:value="100798.14" calcext:value-type="float">
            <text:p>100798.14</text:p>
          </table:table-cell>
          <table:table-cell office:value-type="float" office:value="100" calcext:value-type="float">
            <text:p>100</text:p>
          </table:table-cell>
          <table:table-cell table:formula="of:=IF([.A42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6733" calcext:value-type="float">
            <text:p>-6733</text:p>
          </table:table-cell>
          <table:table-cell office:value-type="float" office:value="100798.14" calcext:value-type="float">
            <text:p>100798.14</text:p>
          </table:table-cell>
          <table:table-cell office:value-type="float" office:value="100" calcext:value-type="float">
            <text:p>100</text:p>
          </table:table-cell>
          <table:table-cell table:formula="of:=IF([.A42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080" calcext:value-type="float">
            <text:p>-4080</text:p>
          </table:table-cell>
          <table:table-cell office:value-type="float" office:value="100732.7" calcext:value-type="float">
            <text:p>100732.7</text:p>
          </table:table-cell>
          <table:table-cell office:value-type="float" office:value="100" calcext:value-type="float">
            <text:p>100</text:p>
          </table:table-cell>
          <table:table-cell table:formula="of:=IF([.A42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5888" calcext:value-type="float">
            <text:p>-5888</text:p>
          </table:table-cell>
          <table:table-cell office:value-type="float" office:value="100732.7" calcext:value-type="float">
            <text:p>100732.7</text:p>
          </table:table-cell>
          <table:table-cell office:value-type="float" office:value="100" calcext:value-type="float">
            <text:p>100</text:p>
          </table:table-cell>
          <table:table-cell table:formula="of:=IF([.A43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4433" calcext:value-type="float">
            <text:p>-4433</text:p>
          </table:table-cell>
          <table:table-cell office:value-type="float" office:value="100685.56" calcext:value-type="float">
            <text:p>100685.56</text:p>
          </table:table-cell>
          <table:table-cell office:value-type="float" office:value="100" calcext:value-type="float">
            <text:p>100</text:p>
          </table:table-cell>
          <table:table-cell table:formula="of:=IF([.A43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815" calcext:value-type="float">
            <text:p>-3815</text:p>
          </table:table-cell>
          <table:table-cell office:value-type="float" office:value="100685.56" calcext:value-type="float">
            <text:p>100685.56</text:p>
          </table:table-cell>
          <table:table-cell office:value-type="float" office:value="100" calcext:value-type="float">
            <text:p>100</text:p>
          </table:table-cell>
          <table:table-cell table:formula="of:=IF([.A43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21" calcext:value-type="float">
            <text:p>-3321</text:p>
          </table:table-cell>
          <table:table-cell office:value-type="float" office:value="100636.07" calcext:value-type="float">
            <text:p>100636.07</text:p>
          </table:table-cell>
          <table:table-cell office:value-type="float" office:value="97.67" calcext:value-type="float">
            <text:p>97.67</text:p>
          </table:table-cell>
          <table:table-cell table:formula="of:=IF([.A43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342" calcext:value-type="float">
            <text:p>-3342</text:p>
          </table:table-cell>
          <table:table-cell office:value-type="float" office:value="100636.07" calcext:value-type="float">
            <text:p>100636.07</text:p>
          </table:table-cell>
          <table:table-cell office:value-type="float" office:value="97.6" calcext:value-type="float">
            <text:p>97.6</text:p>
          </table:table-cell>
          <table:table-cell table:formula="of:=IF([.A43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207" calcext:value-type="float">
            <text:p>-3207</text:p>
          </table:table-cell>
          <table:table-cell office:value-type="float" office:value="100598.02" calcext:value-type="float">
            <text:p>100598.02</text:p>
          </table:table-cell>
          <table:table-cell office:value-type="float" office:value="97.65" calcext:value-type="float">
            <text:p>97.65</text:p>
          </table:table-cell>
          <table:table-cell table:formula="of:=IF([.A43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106" calcext:value-type="float">
            <text:p>-3106</text:p>
          </table:table-cell>
          <table:table-cell office:value-type="float" office:value="100598.02" calcext:value-type="float">
            <text:p>100598.02</text:p>
          </table:table-cell>
          <table:table-cell office:value-type="float" office:value="97.65" calcext:value-type="float">
            <text:p>97.65</text:p>
          </table:table-cell>
          <table:table-cell table:formula="of:=IF([.A43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3021" calcext:value-type="float">
            <text:p>-3021</text:p>
          </table:table-cell>
          <table:table-cell office:value-type="float" office:value="100559.75" calcext:value-type="float">
            <text:p>100559.75</text:p>
          </table:table-cell>
          <table:table-cell office:value-type="float" office:value="97.66" calcext:value-type="float">
            <text:p>97.66</text:p>
          </table:table-cell>
          <table:table-cell table:formula="of:=IF([.A43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907" calcext:value-type="float">
            <text:p>-2907</text:p>
          </table:table-cell>
          <table:table-cell office:value-type="float" office:value="100559.75" calcext:value-type="float">
            <text:p>100559.75</text:p>
          </table:table-cell>
          <table:table-cell office:value-type="float" office:value="97.62" calcext:value-type="float">
            <text:p>97.62</text:p>
          </table:table-cell>
          <table:table-cell table:formula="of:=IF([.A43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806" calcext:value-type="float">
            <text:p>-2806</text:p>
          </table:table-cell>
          <table:table-cell office:value-type="float" office:value="100529.01" calcext:value-type="float">
            <text:p>100529.01</text:p>
          </table:table-cell>
          <table:table-cell office:value-type="float" office:value="97.61" calcext:value-type="float">
            <text:p>97.61</text:p>
          </table:table-cell>
          <table:table-cell table:formula="of:=IF([.A43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754" calcext:value-type="float">
            <text:p>-2754</text:p>
          </table:table-cell>
          <table:table-cell office:value-type="float" office:value="100529.01" calcext:value-type="float">
            <text:p>100529.01</text:p>
          </table:table-cell>
          <table:table-cell office:value-type="float" office:value="97.56" calcext:value-type="float">
            <text:p>97.56</text:p>
          </table:table-cell>
          <table:table-cell table:formula="of:=IF([.A44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31" calcext:value-type="float">
            <text:p>-2631</text:p>
          </table:table-cell>
          <table:table-cell office:value-type="float" office:value="100495.17" calcext:value-type="float">
            <text:p>100495.17</text:p>
          </table:table-cell>
          <table:table-cell office:value-type="float" office:value="97.58" calcext:value-type="float">
            <text:p>97.58</text:p>
          </table:table-cell>
          <table:table-cell table:formula="of:=IF([.A44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620" calcext:value-type="float">
            <text:p>-2620</text:p>
          </table:table-cell>
          <table:table-cell office:value-type="float" office:value="100495.17" calcext:value-type="float">
            <text:p>100495.17</text:p>
          </table:table-cell>
          <table:table-cell office:value-type="float" office:value="97.6" calcext:value-type="float">
            <text:p>97.6</text:p>
          </table:table-cell>
          <table:table-cell table:formula="of:=IF([.A44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424" calcext:value-type="float">
            <text:p>-2424</text:p>
          </table:table-cell>
          <table:table-cell office:value-type="float" office:value="100469.44" calcext:value-type="float">
            <text:p>100469.44</text:p>
          </table:table-cell>
          <table:table-cell office:value-type="float" office:value="97.62" calcext:value-type="float">
            <text:p>97.62</text:p>
          </table:table-cell>
          <table:table-cell table:formula="of:=IF([.A44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152" calcext:value-type="float">
            <text:p>-2152</text:p>
          </table:table-cell>
          <table:table-cell office:value-type="float" office:value="100469.44" calcext:value-type="float">
            <text:p>100469.44</text:p>
          </table:table-cell>
          <table:table-cell office:value-type="float" office:value="97.63" calcext:value-type="float">
            <text:p>97.63</text:p>
          </table:table-cell>
          <table:table-cell table:formula="of:=IF([.A44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2199" calcext:value-type="float">
            <text:p>-2199</text:p>
          </table:table-cell>
          <table:table-cell office:value-type="float" office:value="100441.92" calcext:value-type="float">
            <text:p>100441.92</text:p>
          </table:table-cell>
          <table:table-cell office:value-type="float" office:value="97.62" calcext:value-type="float">
            <text:p>97.62</text:p>
          </table:table-cell>
          <table:table-cell table:formula="of:=IF([.A44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901" calcext:value-type="float">
            <text:p>-1901</text:p>
          </table:table-cell>
          <table:table-cell office:value-type="float" office:value="100423.29" calcext:value-type="float">
            <text:p>100423.29</text:p>
          </table:table-cell>
          <table:table-cell office:value-type="float" office:value="97.63" calcext:value-type="float">
            <text:p>97.63</text:p>
          </table:table-cell>
          <table:table-cell table:formula="of:=IF([.A44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843" calcext:value-type="float">
            <text:p>-1843</text:p>
          </table:table-cell>
          <table:table-cell office:value-type="float" office:value="100423.29" calcext:value-type="float">
            <text:p>100423.29</text:p>
          </table:table-cell>
          <table:table-cell office:value-type="float" office:value="97.62" calcext:value-type="float">
            <text:p>97.62</text:p>
          </table:table-cell>
          <table:table-cell table:formula="of:=IF([.A447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915" calcext:value-type="float">
            <text:p>-1915</text:p>
          </table:table-cell>
          <table:table-cell office:value-type="float" office:value="100398.82" calcext:value-type="float">
            <text:p>100398.82</text:p>
          </table:table-cell>
          <table:table-cell office:value-type="float" office:value="97.68" calcext:value-type="float">
            <text:p>97.68</text:p>
          </table:table-cell>
          <table:table-cell table:formula="of:=IF([.A448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694" calcext:value-type="float">
            <text:p>-1694</text:p>
          </table:table-cell>
          <table:table-cell office:value-type="float" office:value="100398.82" calcext:value-type="float">
            <text:p>100398.82</text:p>
          </table:table-cell>
          <table:table-cell office:value-type="float" office:value="97.67" calcext:value-type="float">
            <text:p>97.67</text:p>
          </table:table-cell>
          <table:table-cell table:formula="of:=IF([.A449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536" calcext:value-type="float">
            <text:p>-1536</text:p>
          </table:table-cell>
          <table:table-cell office:value-type="float" office:value="100377.41" calcext:value-type="float">
            <text:p>100377.41</text:p>
          </table:table-cell>
          <table:table-cell office:value-type="float" office:value="97.68" calcext:value-type="float">
            <text:p>97.68</text:p>
          </table:table-cell>
          <table:table-cell table:formula="of:=IF([.A450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708" calcext:value-type="float">
            <text:p>-1708</text:p>
          </table:table-cell>
          <table:table-cell office:value-type="float" office:value="100377.41" calcext:value-type="float">
            <text:p>100377.41</text:p>
          </table:table-cell>
          <table:table-cell office:value-type="float" office:value="97.58" calcext:value-type="float">
            <text:p>97.58</text:p>
          </table:table-cell>
          <table:table-cell table:formula="of:=IF([.A451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100361.7" calcext:value-type="float">
            <text:p>100361.7</text:p>
          </table:table-cell>
          <table:table-cell office:value-type="float" office:value="97.6" calcext:value-type="float">
            <text:p>97.6</text:p>
          </table:table-cell>
          <table:table-cell table:formula="of:=IF([.A452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311" calcext:value-type="float">
            <text:p>-1311</text:p>
          </table:table-cell>
          <table:table-cell office:value-type="float" office:value="100361.7" calcext:value-type="float">
            <text:p>100361.7</text:p>
          </table:table-cell>
          <table:table-cell office:value-type="float" office:value="97.59" calcext:value-type="float">
            <text:p>97.59</text:p>
          </table:table-cell>
          <table:table-cell table:formula="of:=IF([.A453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25" calcext:value-type="float">
            <text:p>-1225</text:p>
          </table:table-cell>
          <table:table-cell office:value-type="float" office:value="100342.71" calcext:value-type="float">
            <text:p>100342.71</text:p>
          </table:table-cell>
          <table:table-cell office:value-type="float" office:value="97.61" calcext:value-type="float">
            <text:p>97.61</text:p>
          </table:table-cell>
          <table:table-cell table:formula="of:=IF([.A454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274" calcext:value-type="float">
            <text:p>-1274</text:p>
          </table:table-cell>
          <table:table-cell office:value-type="float" office:value="100342.71" calcext:value-type="float">
            <text:p>100342.71</text:p>
          </table:table-cell>
          <table:table-cell office:value-type="float" office:value="97.66" calcext:value-type="float">
            <text:p>97.66</text:p>
          </table:table-cell>
          <table:table-cell table:formula="of:=IF([.A455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office:value-type="float" office:value="-1166" calcext:value-type="float">
            <text:p>-1166</text:p>
          </table:table-cell>
          <table:table-cell office:value-type="float" office:value="100328.72" calcext:value-type="float">
            <text:p>100328.72</text:p>
          </table:table-cell>
          <table:table-cell office:value-type="float" office:value="97.62" calcext:value-type="float">
            <text:p>97.62</text:p>
          </table:table-cell>
          <table:table-cell table:formula="of:=IF([.A456]&lt;0;&quot;&lt;Z&quot;;&quot;&quot;)" office:value-type="string" office:string-value="&lt;Z" calcext:value-type="string">
            <text:p>&lt;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AVERAGE([.B1:.B456])" office:value-type="float" office:value="100580.812039474" calcext:value-type="float">
            <text:p>100580.81203947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.B1:.B456])" office:value-type="float" office:value="100285.54" calcext:value-type="float">
            <text:p>100285.5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.B2:.B457])" office:value-type="float" office:value="101633.64" calcext:value-type="float">
            <text:p>101633.6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[.B457]/100" office:value-type="float" office:value="1005.80812039474" calcext:value-type="float">
            <text:p>1005.8081203947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[.B458]/100" office:value-type="float" office:value="1002.8554" calcext:value-type="float">
            <text:p>1002.855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[.B459]/100" office:value-type="float" office:value="1016.3364" calcext:value-type="float">
            <text:p>1016.3364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0:05:02.658602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8T09:11:22.092194694</dc:date>
    <meta:editing-duration>PT22H52M17S</meta:editing-duration>
    <meta:editing-cycles>2</meta:editing-cycles>
    <meta:generator>LibreOffice/6.3.5.2$Linux_X86_64 LibreOffice_project/30$Build-2</meta:generator>
    <meta:document-statistic meta:table-count="1" meta:cell-count="1849" meta:object-count="0"/>
  </office:meta>
</office:document-meta>
</file>